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Osaka" svg:font-family="Osaka, Verdana, sans-serif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5.875cm" table:align="margins" style:writing-mode="lr-tb"/>
    </style:style>
    <style:style style:name="Tabulka1.A" style:family="table-column">
      <style:table-column-properties style:column-width="3.175cm" style:rel-column-width="13107*"/>
    </style:style>
    <style:style style:name="Tabulka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ulka1.E1" style:family="table-cell" style:data-style-name="N0">
      <style:table-cell-properties fo:padding="0.097cm" fo:border="0.002cm solid #000000"/>
    </style:style>
    <style:style style:name="Tabulka1.A2" style:family="table-cell">
      <style:table-cell-properties fo:padding="0.097cm" fo:border-left="0.002cm solid #000000" fo:border-right="none" fo:border-top="none" fo:border-bottom="0.002cm solid #000000"/>
    </style:style>
    <style:style style:name="Tabulk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2" style:family="table">
      <style:table-properties style:width="15.875cm" table:align="margins" style:writing-mode="lr-tb"/>
    </style:style>
    <style:style style:name="Tabulka2.A" style:family="table-column">
      <style:table-column-properties style:column-width="2.17cm" style:rel-column-width="8956*"/>
    </style:style>
    <style:style style:name="Tabulka2.B" style:family="table-column">
      <style:table-column-properties style:column-width="13.705cm" style:rel-column-width="56579*"/>
    </style:style>
    <style:style style:name="Tabulk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2.B1" style:family="table-cell">
      <style:table-cell-properties fo:padding="0.097cm" fo:border="0.002cm solid #000000"/>
    </style:style>
    <style:style style:name="Tabulka2.A2" style:family="table-cell">
      <style:table-cell-properties fo:padding="0.097cm" fo:border-left="0.002cm solid #000000" fo:border-right="none" fo:border-top="none" fo:border-bottom="0.002cm solid #000000"/>
    </style:style>
    <style:style style:name="Tabulk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3" style:family="table">
      <style:table-properties style:width="15.875cm" table:align="margins" style:writing-mode="lr-tb"/>
    </style:style>
    <style:style style:name="Tabulka3.A" style:family="table-column">
      <style:table-column-properties style:column-width="2.117cm" style:rel-column-width="8738*"/>
    </style:style>
    <style:style style:name="Tabulka3.B" style:family="table-column">
      <style:table-column-properties style:column-width="2.037cm" style:rel-column-width="8410*"/>
    </style:style>
    <style:style style:name="Tabulka3.C" style:family="table-column">
      <style:table-column-properties style:column-width="1.138cm" style:rel-column-width="4696*"/>
    </style:style>
    <style:style style:name="Tabulka3.D" style:family="table-column">
      <style:table-column-properties style:column-width="1.058cm" style:rel-column-width="4368*"/>
    </style:style>
    <style:style style:name="Tabulka3.M" style:family="table-column">
      <style:table-column-properties style:column-width="1.06cm" style:rel-column-width="4379*"/>
    </style:style>
    <style:style style:name="Tabulk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3.M1" style:family="table-cell">
      <style:table-cell-properties fo:padding="0.097cm" fo:border="0.002cm solid #000000"/>
    </style:style>
    <style:style style:name="Tabulk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ulka3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ulka3.C2" style:family="table-cell">
      <style:table-cell-properties fo:padding="0.097cm" fo:border-left="0.002cm solid #000000" fo:border-right="none" fo:border-top="none" fo:border-bottom="0.002cm solid #000000"/>
    </style:style>
    <style:style style:name="Tabulka3.M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3.A13" style:family="table-cell">
      <style:table-cell-properties fo:padding="0.097cm" fo:border-left="0.002cm solid #000000" fo:border-right="none" fo:border-top="none" fo:border-bottom="none"/>
    </style:style>
    <style:style style:name="Tabulka3.B13" style:family="table-cell" style:data-style-name="N100">
      <style:table-cell-properties fo:padding="0.097cm" fo:border-left="0.002cm solid #000000" fo:border-right="none" fo:border-top="none" fo:border-bottom="none"/>
    </style:style>
    <style:style style:name="Tabulka3.M13" style:family="table-cell">
      <style:table-cell-properties fo:padding="0.097cm" fo:border-left="0.002cm solid #000000" fo:border-right="0.002cm solid #000000" fo:border-top="none" fo:border-bottom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/>
      <style:text-properties fo:text-transform="uppercase" style:font-name="Arial" fo:font-size="20pt" style:font-size-asian="20pt" style:font-name-complex="Arial"/>
    </style:style>
    <style:style style:name="P3" style:family="paragraph" style:parent-style-name="Standard">
      <style:paragraph-properties fo:line-height="100%"/>
      <style:text-properties fo:text-transform="uppercase" style:font-name="Arial" fo:font-size="14pt" style:font-size-asian="14pt" style:font-name-complex="Arial" style:font-size-complex="14pt"/>
    </style:style>
    <style:style style:name="P4" style:family="paragraph" style:parent-style-name="Standard">
      <style:paragraph-properties fo:orphans="0" fo:widows="0"/>
      <style:text-properties fo:text-transform="uppercase" style:font-name="Arial" fo:font-size="14pt" style:font-size-asian="14pt" style:font-size-complex="14pt"/>
    </style:style>
    <style:style style:name="P5" style:family="paragraph" style:parent-style-name="Standard">
      <style:text-properties fo:text-transform="uppercase" style:font-name="Arial" fo:font-size="18pt" style:font-size-asian="18pt" style:font-name-complex="Arial" style:font-size-complex="18pt"/>
    </style:style>
    <style:style style:name="P6" style:family="paragraph" style:parent-style-name="Standard">
      <style:paragraph-properties fo:line-height="100%"/>
      <style:text-properties fo:text-transform="uppercase" style:font-name="Arial" fo:font-size="18pt" style:font-size-asian="18pt" style:font-name-complex="Arial" style:font-size-complex="18pt"/>
    </style:style>
    <style:style style:name="P7" style:family="paragraph" style:parent-style-name="Standard">
      <style:paragraph-properties fo:line-height="100%"/>
      <style:text-properties fo:text-transform="uppercase" style:font-name="Arial" fo:font-size="18pt" style:letter-kerning="true" style:font-size-asian="18pt" style:font-size-complex="18pt"/>
    </style:style>
    <style:style style:name="P8" style:family="paragraph" style:parent-style-name="Standard">
      <style:paragraph-properties fo:line-height="100%"/>
      <style:text-properties fo:text-transform="uppercase"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line-height="100%"/>
      <style:text-properties style:font-name="Arial" style:font-name-complex="Arial"/>
    </style:style>
    <style:style style:name="P10" style:family="paragraph" style:parent-style-name="Standard">
      <style:text-properties style:font-name="Arial" style:font-name-complex="Arial" style:font-size-complex="10pt"/>
    </style:style>
    <style:style style:name="P11" style:family="paragraph" style:parent-style-name="Standard">
      <style:text-properties style:font-name="Arial" fo:font-size="14pt" style:font-size-asian="14pt" style:font-name-complex="Arial" style:font-size-complex="14pt"/>
    </style:style>
    <style:style style:name="P1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13" style:family="paragraph" style:parent-style-name="Standard">
      <style:text-properties style:font-name="Arial" fo:font-size="14pt" style:font-size-asian="14pt" style:font-size-complex="14pt"/>
    </style:style>
    <style:style style:name="P14" style:family="paragraph" style:parent-style-name="Standard"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paragraph-properties fo:line-height="100%"/>
    </style:style>
    <style:style style:name="P17" style:family="paragraph" style:parent-style-name="Standard">
      <style:paragraph-properties fo:line-height="100%">
        <style:tab-stops>
          <style:tab-stop style:position="15.857cm" style:type="right" style:leader-style="dotted" style:leader-text="."/>
        </style:tab-stops>
      </style:paragraph-properties>
    </style:style>
    <style:style style:name="P18" style:family="paragraph" style:parent-style-name="Heading_20_7">
      <style:paragraph-properties fo:margin-top="5.927cm" fo:margin-bottom="0.106cm" fo:line-height="100%" fo:orphans="0" fo:widows="0"/>
      <style:text-properties fo:text-transform="uppercase" style:font-name="Arial" fo:font-size="14pt" style:font-size-asian="14pt" style:font-name-complex="Arial" style:font-size-complex="14pt"/>
    </style:style>
    <style:style style:name="P19" style:family="paragraph" style:parent-style-name="ds2">
      <style:paragraph-properties fo:line-height="100%"/>
      <style:text-properties fo:language="cs" fo:country="CZ"/>
    </style:style>
    <style:style style:name="P20" style:family="paragraph" style:parent-style-name="ds2">
      <style:paragraph-properties fo:line-height="100%"/>
    </style:style>
    <style:style style:name="P21" style:family="paragraph" style:parent-style-name="ds2_5f_prava">
      <style:paragraph-properties fo:line-height="100%" fo:text-align="justify" style:justify-single-word="false"/>
      <style:text-properties fo:language="cs" fo:country="CZ"/>
    </style:style>
    <style:style style:name="P22" style:family="paragraph" style:parent-style-name="ds2_5f_podpis">
      <style:paragraph-properties fo:line-height="100%"/>
      <style:text-properties fo:language="cs" fo:country="CZ"/>
    </style:style>
    <style:style style:name="P23" style:family="paragraph" style:parent-style-name="ds34">
      <style:paragraph-properties fo:line-height="100%"/>
    </style:style>
    <style:style style:name="P24" style:family="paragraph" style:parent-style-name="ds34_5f_nadpis">
      <style:paragraph-properties fo:line-height="100%"/>
    </style:style>
    <style:style style:name="P25" style:family="paragraph" style:parent-style-name="Nadpis_20_1_20_-_20_nečíslovaný">
      <style:paragraph-properties fo:line-height="100%" fo:break-before="page"/>
      <style:text-properties fo:language="cs" fo:country="CZ"/>
    </style:style>
    <style:style style:name="P26" style:family="paragraph" style:parent-style-name="Odstavec_20_první">
      <style:paragraph-properties fo:line-height="100%"/>
    </style:style>
    <style:style style:name="P27" style:family="paragraph" style:parent-style-name="Heading_20_9">
      <style:paragraph-properties fo:margin-top="0cm" fo:margin-bottom="0cm" fo:line-height="100%" fo:orphans="0" fo:widows="0"/>
      <style:text-properties fo:text-transform="uppercase" fo:font-size="10pt" style:font-size-asian="10pt" style:font-size-complex="10pt"/>
    </style:style>
    <style:style style:name="P28" style:family="paragraph" style:parent-style-name="Literatura">
      <style:paragraph-properties fo:line-height="100%"/>
      <style:text-properties fo:language="cs" fo:country="CZ"/>
    </style:style>
    <style:style style:name="P29" style:family="paragraph" style:parent-style-name="Literatura">
      <style:paragraph-properties fo:line-height="100%"/>
      <style:text-properties fo:language="cs" fo:country="CZ" officeooo:rsid="000f3f59" officeooo:paragraph-rsid="000f3f59"/>
    </style:style>
    <style:style style:name="P30" style:family="paragraph" style:parent-style-name="Standard">
      <style:paragraph-properties fo:margin-top="0cm" fo:margin-bottom="0.106cm" fo:line-height="100%" fo:orphans="0" fo:widows="0"/>
      <style:text-properties fo:text-transform="uppercase" style:font-name="Arial" fo:font-size="10pt" style:font-size-asian="10pt" style:font-name-complex="Arial" style:font-size-complex="10pt"/>
    </style:style>
    <style:style style:name="P31" style:family="paragraph" style:parent-style-name="Odstavec_20_další">
      <style:paragraph-properties fo:line-height="100%"/>
    </style:style>
    <style:style style:name="P32" style:family="paragraph" style:parent-style-name="Odstavec_20_další">
      <style:paragraph-properties fo:margin-left="0cm" fo:margin-right="0cm" fo:line-height="100%" fo:text-indent="0cm" style:auto-text-indent="false"/>
    </style:style>
    <style:style style:name="P33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62a14"/>
    </style:style>
    <style:style style:name="P34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65d7e"/>
    </style:style>
    <style:style style:name="P35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8292b"/>
    </style:style>
    <style:style style:name="P36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9b1ac"/>
    </style:style>
    <style:style style:name="P37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ae66c"/>
    </style:style>
    <style:style style:name="P38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f1464"/>
    </style:style>
    <style:style style:name="P39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f3f59"/>
    </style:style>
    <style:style style:name="P40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06eb9"/>
    </style:style>
    <style:style style:name="P41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19fdd"/>
    </style:style>
    <style:style style:name="P42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1d9a9"/>
    </style:style>
    <style:style style:name="P43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31a41"/>
    </style:style>
    <style:style style:name="P44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3a692"/>
    </style:style>
    <style:style style:name="P45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6213b"/>
    </style:style>
    <style:style style:name="P46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76c0f"/>
    </style:style>
    <style:style style:name="P47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aaf8f"/>
    </style:style>
    <style:style style:name="P48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c7062"/>
    </style:style>
    <style:style style:name="P49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d1b86"/>
    </style:style>
    <style:style style:name="P50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efd54"/>
    </style:style>
    <style:style style:name="P51" style:family="paragraph" style:parent-style-name="Odstavec_20_další">
      <style:paragraph-properties fo:margin-left="0cm" fo:margin-right="0cm" fo:line-height="100%" fo:text-indent="0cm" style:auto-text-indent="false"/>
      <style:text-properties officeooo:rsid="0008292b" officeooo:paragraph-rsid="0008292b"/>
    </style:style>
    <style:style style:name="P52" style:family="paragraph" style:parent-style-name="Odstavec_20_další">
      <style:paragraph-properties fo:margin-left="0cm" fo:margin-right="0cm" fo:line-height="100%" fo:text-indent="0cm" style:auto-text-indent="false"/>
      <style:text-properties officeooo:rsid="0008292b" officeooo:paragraph-rsid="000fc716"/>
    </style:style>
    <style:style style:name="P53" style:family="paragraph" style:parent-style-name="Odstavec_20_další">
      <style:paragraph-properties fo:margin-left="0cm" fo:margin-right="0cm" fo:line-height="100%" fo:text-indent="0cm" style:auto-text-indent="false"/>
      <style:text-properties officeooo:rsid="0008292b" officeooo:paragraph-rsid="000ae66c"/>
    </style:style>
    <style:style style:name="P54" style:family="paragraph" style:parent-style-name="Odstavec_20_další">
      <style:paragraph-properties fo:margin-left="0cm" fo:margin-right="0cm" fo:line-height="100%" fo:text-indent="0cm" style:auto-text-indent="false"/>
      <style:text-properties officeooo:rsid="0008292b" officeooo:paragraph-rsid="000f1464"/>
    </style:style>
    <style:style style:name="P55" style:family="paragraph" style:parent-style-name="Odstavec_20_další">
      <style:paragraph-properties fo:margin-left="0cm" fo:margin-right="0cm" fo:line-height="100%" fo:text-indent="0cm" style:auto-text-indent="false"/>
      <style:text-properties officeooo:rsid="000fc716" officeooo:paragraph-rsid="000fc716"/>
    </style:style>
    <style:style style:name="P56" style:family="paragraph" style:parent-style-name="Odstavec_20_další">
      <style:paragraph-properties fo:margin-left="0cm" fo:margin-right="0cm" fo:line-height="100%" fo:text-indent="0cm" style:auto-text-indent="false"/>
      <style:text-properties officeooo:rsid="00106eb9" officeooo:paragraph-rsid="00106eb9"/>
    </style:style>
    <style:style style:name="P57" style:family="paragraph" style:parent-style-name="Odstavec_20_další">
      <style:paragraph-properties fo:margin-left="0cm" fo:margin-right="0cm" fo:line-height="100%" fo:text-indent="0cm" style:auto-text-indent="false"/>
      <style:text-properties officeooo:rsid="00108423" officeooo:paragraph-rsid="00108423"/>
    </style:style>
    <style:style style:name="P58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119fdd"/>
    </style:style>
    <style:style style:name="P59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062a14"/>
    </style:style>
    <style:style style:name="P60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065d7e"/>
    </style:style>
    <style:style style:name="P61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176c0f"/>
    </style:style>
    <style:style style:name="P62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1aaf8f"/>
    </style:style>
    <style:style style:name="P63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1c7062"/>
    </style:style>
    <style:style style:name="P64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1d1b86"/>
    </style:style>
    <style:style style:name="P65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1efd54"/>
    </style:style>
    <style:style style:name="P66" style:family="paragraph" style:parent-style-name="Odstavec_20_další">
      <style:paragraph-properties fo:margin-left="0cm" fo:margin-right="0cm" fo:line-height="100%" fo:text-indent="0cm" style:auto-text-indent="false"/>
      <style:text-properties officeooo:rsid="00119fdd" officeooo:paragraph-rsid="00119fdd"/>
    </style:style>
    <style:style style:name="P67" style:family="paragraph" style:parent-style-name="Odstavec_20_další">
      <style:paragraph-properties fo:margin-left="0cm" fo:margin-right="0cm" fo:line-height="100%" fo:text-indent="0cm" style:auto-text-indent="false"/>
      <style:text-properties officeooo:rsid="00119fdd" officeooo:paragraph-rsid="00131a41"/>
    </style:style>
    <style:style style:name="P68" style:family="paragraph" style:parent-style-name="Odstavec_20_další">
      <style:paragraph-properties fo:margin-left="0cm" fo:margin-right="0cm" fo:line-height="100%" fo:text-indent="0cm" style:auto-text-indent="false"/>
      <style:text-properties officeooo:rsid="00119fdd" officeooo:paragraph-rsid="0013a692"/>
    </style:style>
    <style:style style:name="P69" style:family="paragraph" style:parent-style-name="Odstavec_20_další">
      <style:paragraph-properties fo:margin-left="0cm" fo:margin-right="0cm" fo:line-height="100%" fo:text-indent="0cm" style:auto-text-indent="false"/>
      <style:text-properties officeooo:rsid="00131a41" officeooo:paragraph-rsid="00131a41"/>
    </style:style>
    <style:style style:name="P70" style:family="paragraph" style:parent-style-name="Odstavec_20_další">
      <style:paragraph-properties fo:margin-left="0cm" fo:margin-right="0cm" fo:line-height="100%" fo:text-indent="0cm" style:auto-text-indent="false"/>
      <style:text-properties officeooo:rsid="00131a41" officeooo:paragraph-rsid="0013a692"/>
    </style:style>
    <style:style style:name="P71" style:family="paragraph" style:parent-style-name="Odstavec_20_další">
      <style:paragraph-properties fo:margin-left="0cm" fo:margin-right="0cm" fo:line-height="100%" fo:text-indent="0cm" style:auto-text-indent="false"/>
      <style:text-properties officeooo:rsid="0011d9a9" officeooo:paragraph-rsid="00131a41"/>
    </style:style>
    <style:style style:name="P72" style:family="paragraph" style:parent-style-name="Odstavec_20_další">
      <style:paragraph-properties fo:margin-left="0cm" fo:margin-right="0cm" fo:line-height="100%" fo:text-indent="0cm" style:auto-text-indent="false"/>
      <style:text-properties officeooo:rsid="0011d9a9" officeooo:paragraph-rsid="0011d9a9"/>
    </style:style>
    <style:style style:name="P73" style:family="paragraph" style:parent-style-name="Odstavec_20_další">
      <style:paragraph-properties fo:margin-left="0cm" fo:margin-right="0cm" fo:line-height="100%" fo:text-indent="0cm" style:auto-text-indent="false"/>
      <style:text-properties officeooo:rsid="0011d9a9" officeooo:paragraph-rsid="0013a692"/>
    </style:style>
    <style:style style:name="P74" style:family="paragraph" style:parent-style-name="Odstavec_20_další">
      <style:paragraph-properties fo:margin-left="0cm" fo:margin-right="0cm" fo:line-height="100%" fo:text-indent="0cm" style:auto-text-indent="false"/>
      <style:text-properties officeooo:rsid="0009b1ac" officeooo:paragraph-rsid="0009b1ac"/>
    </style:style>
    <style:style style:name="P75" style:family="paragraph" style:parent-style-name="Odstavec_20_další">
      <style:paragraph-properties fo:margin-left="0cm" fo:margin-right="0cm" fo:line-height="100%" fo:text-indent="0cm" style:auto-text-indent="false"/>
      <style:text-properties officeooo:rsid="000ae66c" officeooo:paragraph-rsid="000ae66c"/>
    </style:style>
    <style:style style:name="P76" style:family="paragraph" style:parent-style-name="Odstavec_20_další">
      <style:paragraph-properties fo:margin-left="0cm" fo:margin-right="0cm" fo:line-height="100%" fo:text-indent="0cm" style:auto-text-indent="false"/>
      <style:text-properties fo:font-weight="bold" officeooo:rsid="000c2f6b" officeooo:paragraph-rsid="000c2f6b" style:font-weight-asian="bold" style:font-weight-complex="bold"/>
    </style:style>
    <style:style style:name="P77" style:family="paragraph" style:parent-style-name="Odstavec_20_další">
      <style:paragraph-properties fo:margin-left="0cm" fo:margin-right="0cm" fo:line-height="100%" fo:text-indent="0cm" style:auto-text-indent="false"/>
      <style:text-properties officeooo:rsid="000c2f6b" officeooo:paragraph-rsid="000c2f6b"/>
    </style:style>
    <style:style style:name="P78" style:family="paragraph" style:parent-style-name="Odstavec_20_další">
      <style:paragraph-properties fo:margin-left="0cm" fo:margin-right="0cm" fo:line-height="100%" fo:text-indent="0cm" style:auto-text-indent="false"/>
      <style:text-properties officeooo:rsid="000d9fbc" officeooo:paragraph-rsid="000d9fbc"/>
    </style:style>
    <style:style style:name="P79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04bf1d"/>
    </style:style>
    <style:style style:name="P80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062a14"/>
    </style:style>
    <style:style style:name="P81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065d7e"/>
    </style:style>
    <style:style style:name="P82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176c0f"/>
    </style:style>
    <style:style style:name="P83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1aaf8f"/>
    </style:style>
    <style:style style:name="P84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1c7062"/>
    </style:style>
    <style:style style:name="P85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1d1b86"/>
    </style:style>
    <style:style style:name="P86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1efd54"/>
    </style:style>
    <style:style style:name="P87" style:family="paragraph" style:parent-style-name="Odstavec_20_další">
      <style:paragraph-properties fo:margin-left="0cm" fo:margin-right="0cm" fo:line-height="100%" fo:text-indent="0cm" style:auto-text-indent="false"/>
      <style:text-properties officeooo:rsid="0014b229" officeooo:paragraph-rsid="0014b229"/>
    </style:style>
    <style:style style:name="P88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176c0f"/>
    </style:style>
    <style:style style:name="P89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1aaf8f"/>
    </style:style>
    <style:style style:name="P90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1c7062"/>
    </style:style>
    <style:style style:name="P91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1d1b86"/>
    </style:style>
    <style:style style:name="P92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1efd54"/>
    </style:style>
    <style:style style:name="P93" style:family="paragraph" style:parent-style-name="Odstavec_20_další">
      <style:paragraph-properties fo:margin-left="0cm" fo:margin-right="0cm" fo:line-height="100%" fo:text-indent="0cm" style:auto-text-indent="false"/>
      <style:text-properties officeooo:rsid="00189d5f" officeooo:paragraph-rsid="00189d5f"/>
    </style:style>
    <style:style style:name="P94" style:family="paragraph" style:parent-style-name="Odstavec_20_další">
      <style:paragraph-properties fo:margin-left="0cm" fo:margin-right="0cm" fo:line-height="100%" fo:text-indent="0cm" style:auto-text-indent="false"/>
      <style:text-properties officeooo:rsid="00189d5f" officeooo:paragraph-rsid="001aaf8f"/>
    </style:style>
    <style:style style:name="P95" style:family="paragraph" style:parent-style-name="Odstavec_20_další">
      <style:paragraph-properties fo:margin-left="0cm" fo:margin-right="0cm" fo:line-height="100%" fo:text-indent="0cm" style:auto-text-indent="false"/>
      <style:text-properties officeooo:rsid="00189d5f" officeooo:paragraph-rsid="001c7062"/>
    </style:style>
    <style:style style:name="P96" style:family="paragraph" style:parent-style-name="Odstavec_20_další">
      <style:paragraph-properties fo:margin-left="0cm" fo:margin-right="0cm" fo:line-height="100%" fo:text-indent="0cm" style:auto-text-indent="false"/>
      <style:text-properties officeooo:rsid="00189d5f" officeooo:paragraph-rsid="001d1b86"/>
    </style:style>
    <style:style style:name="P97" style:family="paragraph" style:parent-style-name="Odstavec_20_další">
      <style:paragraph-properties fo:margin-left="0cm" fo:margin-right="0cm" fo:line-height="100%" fo:text-indent="0cm" style:auto-text-indent="false"/>
      <style:text-properties officeooo:rsid="00189d5f" officeooo:paragraph-rsid="001efd54"/>
    </style:style>
    <style:style style:name="P98" style:family="paragraph" style:parent-style-name="Standard">
      <style:paragraph-properties fo:margin-left="0cm" fo:margin-right="0cm" fo:line-height="100%" fo:text-indent="0cm" style:auto-text-indent="false"/>
      <style:text-properties officeooo:rsid="000fc716" officeooo:paragraph-rsid="000fc716"/>
    </style:style>
    <style:style style:name="P99" style:family="paragraph" style:parent-style-name="Contents_20_1">
      <style:paragraph-properties>
        <style:tab-stops>
          <style:tab-stop style:position="15.875cm" style:type="right" style:leader-style="dotted" style:leader-text="."/>
        </style:tab-stops>
      </style:paragraph-properties>
    </style:style>
    <style:style style:name="P100" style:family="paragraph" style:parent-style-name="Contents_20_2">
      <style:paragraph-properties>
        <style:tab-stops>
          <style:tab-stop style:position="15.452cm" style:type="right" style:leader-style="dotted" style:leader-text="."/>
        </style:tab-stops>
      </style:paragraph-properties>
    </style:style>
    <style:style style:name="P101" style:family="paragraph" style:parent-style-name="Table_20_Contents">
      <style:paragraph-properties fo:text-align="center" style:justify-single-word="false"/>
    </style:style>
    <style:style style:name="P102" style:family="paragraph" style:parent-style-name="Table_20_Contents">
      <style:paragraph-properties fo:text-align="justify" style:justify-single-word="false"/>
      <style:text-properties officeooo:rsid="0009b1ac" officeooo:paragraph-rsid="0009b1ac"/>
    </style:style>
    <style:style style:name="P103" style:family="paragraph" style:parent-style-name="Table_20_Contents">
      <style:paragraph-properties fo:text-align="justify" style:justify-single-word="false"/>
      <style:text-properties officeooo:rsid="000c2f6b" officeooo:paragraph-rsid="000c2f6b"/>
    </style:style>
    <style:style style:name="P104" style:family="paragraph" style:parent-style-name="Table_20_Contents">
      <style:paragraph-properties fo:text-align="justify" style:justify-single-word="false"/>
      <style:text-properties officeooo:rsid="000d9fbc" officeooo:paragraph-rsid="000d9fbc"/>
    </style:style>
    <style:style style:name="P105" style:family="paragraph" style:parent-style-name="Table_20_Contents">
      <style:paragraph-properties fo:text-align="center" style:justify-single-word="false"/>
      <style:text-properties officeooo:rsid="0014b229" officeooo:paragraph-rsid="0014b229"/>
    </style:style>
    <style:style style:name="P106" style:family="paragraph" style:parent-style-name="Table_20_Contents">
      <style:paragraph-properties fo:text-align="center" style:justify-single-word="false"/>
      <style:text-properties officeooo:rsid="0014b229" officeooo:paragraph-rsid="001c7062"/>
    </style:style>
    <style:style style:name="P107" style:family="paragraph" style:parent-style-name="Table_20_Heading">
      <style:text-properties officeooo:rsid="0009b1ac" officeooo:paragraph-rsid="0009b1ac"/>
    </style:style>
    <style:style style:name="P108" style:family="paragraph" style:parent-style-name="Table_20_Heading">
      <style:text-properties officeooo:rsid="000c2f6b" officeooo:paragraph-rsid="000c2f6b"/>
    </style:style>
    <style:style style:name="P109" style:family="paragraph" style:parent-style-name="Table_20_Heading">
      <style:text-properties officeooo:rsid="0014b229" officeooo:paragraph-rsid="0014b229"/>
    </style:style>
    <style:style style:name="P110" style:family="paragraph" style:parent-style-name="Standard" style:master-page-name="First_20_Page">
      <style:paragraph-properties fo:line-height="100%" style:page-number="auto"/>
      <style:text-properties fo:text-transform="uppercase" style:font-name="Arial" fo:font-size="24pt" fo:letter-spacing="-0.035cm" style:letter-kerning="true" style:font-size-asian="24pt" style:font-size-complex="24pt"/>
    </style:style>
    <style:style style:name="P111" style:family="paragraph" style:parent-style-name="Standard" style:master-page-name="Titulni_20_list">
      <style:paragraph-properties fo:line-height="100%" style:page-number="auto"/>
      <style:text-properties fo:text-transform="uppercase" style:font-name="Arial" fo:font-size="18pt" style:letter-kerning="true" style:font-size-asian="18pt" style:font-size-complex="18pt"/>
    </style:style>
    <style:style style:name="P112" style:family="paragraph" style:parent-style-name="Heading_20_1" style:list-style-name="">
      <style:paragraph-properties fo:line-height="150%" fo:orphans="2" fo:widows="2"/>
      <style:text-properties officeooo:rsid="000f3f59"/>
    </style:style>
    <style:style style:name="P113" style:family="paragraph" style:parent-style-name="Heading_20_1">
      <style:paragraph-properties fo:line-height="100%" fo:break-before="page"/>
    </style:style>
    <style:style style:name="P114" style:family="paragraph" style:parent-style-name="Heading_20_1">
      <style:paragraph-properties fo:break-before="page"/>
      <style:text-properties officeooo:rsid="000f3f59"/>
    </style:style>
    <style:style style:name="P115" style:family="paragraph" style:parent-style-name="Heading_20_1">
      <style:paragraph-properties fo:break-before="page"/>
      <style:text-properties officeooo:rsid="0008292b"/>
    </style:style>
    <style:style style:name="P116" style:family="paragraph" style:parent-style-name="Text_20_body" style:master-page-name="HTML">
      <style:paragraph-properties style:page-number="auto"/>
    </style:style>
    <style:style style:name="P117" style:family="paragraph" style:parent-style-name="Heading_20_2">
      <style:paragraph-properties fo:line-height="100%"/>
    </style:style>
    <style:style style:name="P118" style:family="paragraph" style:parent-style-name="Heading_20_2">
      <style:text-properties officeooo:rsid="000f3f59"/>
    </style:style>
    <style:style style:name="P119" style:family="paragraph" style:parent-style-name="Heading_20_2">
      <style:text-properties officeooo:rsid="000fc716"/>
    </style:style>
    <style:style style:name="P120" style:family="paragraph" style:parent-style-name="Heading_20_2">
      <style:text-properties officeooo:rsid="00106eb9"/>
    </style:style>
    <style:style style:name="P121" style:family="paragraph" style:parent-style-name="Heading_20_2">
      <style:text-properties officeooo:rsid="00108423"/>
    </style:style>
    <style:style style:name="P122" style:family="paragraph" style:parent-style-name="Heading_20_2">
      <style:text-properties officeooo:rsid="0009b1ac"/>
    </style:style>
    <style:style style:name="P123" style:family="paragraph" style:parent-style-name="Heading_20_2">
      <style:text-properties officeooo:rsid="000ae66c"/>
    </style:style>
    <style:style style:name="P124" style:family="paragraph" style:parent-style-name="Heading_20_2">
      <style:text-properties officeooo:rsid="0008292b"/>
    </style:style>
    <style:style style:name="P125" style:family="paragraph" style:parent-style-name="Heading_20_2">
      <style:text-properties officeooo:rsid="000d9fbc"/>
    </style:style>
    <style:style style:name="P126" style:family="paragraph" style:parent-style-name="ds2_5f_nazev" style:master-page-name="Titulni_20_list">
      <style:paragraph-properties fo:line-height="100%" fo:text-align="start" style:justify-single-word="false" style:page-number="auto"/>
      <style:text-properties fo:language="cs" fo:country="CZ"/>
    </style:style>
    <style:style style:name="P127" style:family="paragraph" style:parent-style-name="ds34_5f_nadpis" style:master-page-name="Titulni_20_list">
      <style:paragraph-properties fo:line-height="100%" style:page-number="auto"/>
    </style:style>
    <style:style style:name="P128" style:family="paragraph" style:parent-style-name="Nadpis_20_1_20_-_20_nečíslovaný" style:master-page-name="Standard">
      <style:paragraph-properties fo:line-height="100%" style:page-number="1"/>
      <style:text-properties fo:language="cs" fo:country="CZ"/>
    </style:style>
    <style:style style:name="P129" style:family="paragraph" style:parent-style-name="Odstavec_20_další">
      <style:paragraph-properties fo:margin-left="0cm" fo:margin-right="0cm" fo:line-height="100%" fo:text-indent="0cm" style:auto-text-indent="false"/>
      <style:text-properties officeooo:rsid="001c7062" officeooo:paragraph-rsid="001c7062"/>
    </style:style>
    <style:style style:name="P130" style:family="paragraph" style:parent-style-name="Odstavec_20_další">
      <style:paragraph-properties fo:margin-left="0cm" fo:margin-right="0cm" fo:line-height="100%" fo:text-indent="0cm" style:auto-text-indent="false"/>
      <style:text-properties officeooo:rsid="001c7062" officeooo:paragraph-rsid="001d1b86"/>
    </style:style>
    <style:style style:name="P131" style:family="paragraph" style:parent-style-name="Odstavec_20_další">
      <style:paragraph-properties fo:margin-left="0cm" fo:margin-right="0cm" fo:line-height="100%" fo:text-indent="0cm" style:auto-text-indent="false"/>
      <style:text-properties officeooo:rsid="001c7062" officeooo:paragraph-rsid="001efd54"/>
    </style:style>
    <style:style style:name="P132" style:family="paragraph" style:parent-style-name="Odstavec_20_další">
      <style:paragraph-properties fo:margin-left="0cm" fo:margin-right="0cm" fo:line-height="100%" fo:text-indent="0cm" style:auto-text-indent="false"/>
      <style:text-properties officeooo:rsid="001c7062" officeooo:paragraph-rsid="0024c339"/>
    </style:style>
    <style:style style:name="P133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176c0f"/>
    </style:style>
    <style:style style:name="P134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1aaf8f"/>
    </style:style>
    <style:style style:name="P135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1c7062"/>
    </style:style>
    <style:style style:name="P136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24c339"/>
    </style:style>
    <style:style style:name="P137" style:family="paragraph" style:parent-style-name="Odstavec_20_další">
      <style:paragraph-properties fo:margin-left="0cm" fo:margin-right="0cm" fo:line-height="100%" fo:text-indent="0cm" style:auto-text-indent="false"/>
      <style:text-properties officeooo:rsid="001efd54" officeooo:paragraph-rsid="001d1b86"/>
    </style:style>
    <style:style style:name="P138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efd54"/>
    </style:style>
    <style:style style:name="P139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24c339"/>
    </style:style>
    <style:style style:name="P140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24c339"/>
    </style:style>
    <style:style style:name="P141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24c339"/>
    </style:style>
    <style:style style:name="P142" style:family="paragraph" style:parent-style-name="Odstavec_20_další">
      <style:paragraph-properties fo:margin-left="0cm" fo:margin-right="0cm" fo:line-height="100%" fo:text-indent="0cm" style:auto-text-indent="false"/>
      <style:text-properties officeooo:rsid="00189d5f" officeooo:paragraph-rsid="0024c339"/>
    </style:style>
    <style:style style:name="P143" style:family="paragraph" style:parent-style-name="Odstavec_20_další">
      <style:paragraph-properties fo:margin-left="0cm" fo:margin-right="0cm" fo:line-height="100%" fo:text-indent="0cm" style:auto-text-indent="false"/>
      <style:text-properties officeooo:rsid="0014b229" officeooo:paragraph-rsid="0014b229"/>
    </style:style>
    <style:style style:name="P144" style:family="paragraph" style:parent-style-name="Odstavec_20_další">
      <style:paragraph-properties fo:margin-left="0cm" fo:margin-right="0cm" fo:line-height="100%" fo:text-indent="0cm" style:auto-text-indent="false"/>
      <style:text-properties officeooo:rsid="0014b229" officeooo:paragraph-rsid="0025f9e8"/>
    </style:style>
    <style:style style:name="P145" style:family="paragraph" style:parent-style-name="Table_20_Contents">
      <style:paragraph-properties fo:text-align="center" style:justify-single-word="false"/>
      <style:text-properties officeooo:rsid="001c7062" officeooo:paragraph-rsid="001c7062"/>
    </style:style>
    <style:style style:name="P146" style:family="paragraph" style:parent-style-name="Table_20_Contents">
      <style:paragraph-properties fo:text-align="center" style:justify-single-word="false"/>
      <style:text-properties officeooo:rsid="001c7062" officeooo:paragraph-rsid="001efd54"/>
    </style:style>
    <style:style style:name="P147" style:family="paragraph" style:parent-style-name="Table_20_Contents">
      <style:paragraph-properties fo:text-align="center" style:justify-single-word="false"/>
      <style:text-properties officeooo:rsid="001c7062" officeooo:paragraph-rsid="002079b3"/>
    </style:style>
    <style:style style:name="P148" style:family="paragraph" style:parent-style-name="Table_20_Contents">
      <style:paragraph-properties fo:text-align="center" style:justify-single-word="false"/>
      <style:text-properties officeooo:rsid="001efd54" officeooo:paragraph-rsid="001efd54"/>
    </style:style>
    <style:style style:name="P149" style:family="paragraph" style:parent-style-name="Table_20_Contents">
      <style:paragraph-properties fo:text-align="center" style:justify-single-word="false"/>
      <style:text-properties officeooo:rsid="002079b3" officeooo:paragraph-rsid="002079b3"/>
    </style:style>
    <style:style style:name="T1" style:family="text">
      <style:text-properties fo:language="cs" fo:country="CZ"/>
    </style:style>
    <style:style style:name="T2" style:family="text">
      <style:text-properties fo:font-size="10pt" style:font-size-asian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04bf1d"/>
    </style:style>
    <style:style style:name="T5" style:family="text">
      <style:text-properties officeooo:rsid="00062a14"/>
    </style:style>
    <style:style style:name="T6" style:family="text">
      <style:text-properties officeooo:rsid="00065d7e"/>
    </style:style>
    <style:style style:name="T7" style:family="text">
      <style:text-properties officeooo:rsid="0008292b"/>
    </style:style>
    <style:style style:name="T8" style:family="text">
      <style:text-properties officeooo:rsid="0009b1ac"/>
    </style:style>
    <style:style style:name="T9" style:family="text">
      <style:text-properties officeooo:rsid="000ae66c"/>
    </style:style>
    <style:style style:name="T10" style:family="text">
      <style:text-properties officeooo:rsid="000f1464"/>
    </style:style>
    <style:style style:name="T11" style:family="text">
      <style:text-properties officeooo:rsid="000f3f59"/>
    </style:style>
    <style:style style:name="T12" style:family="text">
      <style:text-properties officeooo:rsid="000fc716"/>
    </style:style>
    <style:style style:name="T13" style:family="text">
      <style:text-properties officeooo:rsid="00106eb9"/>
    </style:style>
    <style:style style:name="T14" style:family="text">
      <style:text-properties officeooo:rsid="00108423"/>
    </style:style>
    <style:style style:name="T15" style:family="text">
      <style:text-properties officeooo:rsid="00119fdd"/>
    </style:style>
    <style:style style:name="T16" style:family="text">
      <style:text-properties officeooo:rsid="0011d9a9"/>
    </style:style>
    <style:style style:name="T17" style:family="text">
      <style:text-properties officeooo:rsid="00131a41"/>
    </style:style>
    <style:style style:name="T18" style:family="text">
      <style:text-properties officeooo:rsid="0013a692"/>
    </style:style>
    <style:style style:name="T19" style:family="text">
      <style:text-properties officeooo:rsid="0013cc43"/>
    </style:style>
    <style:style style:name="T20" style:family="text">
      <style:text-properties officeooo:rsid="0016213b"/>
    </style:style>
    <style:style style:name="T21" style:family="text">
      <style:text-properties fo:font-variant="normal" fo:text-transform="none" fo:color="#000000" style:font-name="Osaka" fo:font-size="9pt" fo:letter-spacing="normal" fo:font-style="normal" fo:font-weight="normal" officeooo:rsid="0016213b"/>
    </style:style>
    <style:style style:name="T22" style:family="text">
      <style:text-properties fo:font-variant="normal" fo:text-transform="none" fo:color="#000000" style:font-name="Osaka" fo:font-size="9pt" fo:letter-spacing="normal" fo:font-style="normal" fo:font-weight="normal" officeooo:rsid="0016b16b"/>
    </style:style>
    <style:style style:name="T23" style:family="text">
      <style:text-properties fo:color="#000000" officeooo:rsid="0016213b"/>
    </style:style>
    <style:style style:name="T24" style:family="text">
      <style:text-properties officeooo:rsid="0016b16b"/>
    </style:style>
    <style:style style:name="T25" style:family="text">
      <style:text-properties officeooo:rsid="00176c0f"/>
    </style:style>
    <style:style style:name="T26" style:family="text">
      <style:text-properties officeooo:rsid="001aaf8f"/>
    </style:style>
    <style:style style:name="T27" style:family="text">
      <style:text-properties officeooo:rsid="001c7062"/>
    </style:style>
    <style:style style:name="T28" style:family="text">
      <style:text-properties officeooo:rsid="001d1b86"/>
    </style:style>
    <style:style style:name="T29" style:family="text">
      <style:text-properties officeooo:rsid="001efd54"/>
    </style:style>
    <style:style style:name="T30" style:family="text">
      <style:text-properties officeooo:rsid="002079b3"/>
    </style:style>
    <style:style style:name="T31" style:family="text">
      <style:text-properties officeooo:rsid="0024c339"/>
    </style:style>
    <style:style style:name="T32" style:family="text">
      <style:text-properties officeooo:rsid="0025f9e8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>VYSOKÉ UČENÍ TECHNICKÉ V BRNĚ</text:p>
      <text:p text:style-name="P9">BRNO UNIVERSITY OF TECHNOLOGY</text:p>
      <text:p text:style-name="P2"/>
      <text:p text:style-name="P3"/>
      <text:p text:style-name="P3">FAKULTA INFORMAČNÍCH TECHNOLOGIÍ</text:p>
      <text:p text:style-name="P4">ÚSTAV POČÍTAČOVÝCH SYSTÉMŮ</text:p>
      <text:p text:style-name="P9">FACULTY OF INFORMATION TECHNOLOGY</text:p>
      <text:p text:style-name="P9">DEPARTMENT OF COMPUTER SYSTEMS</text:p>
      <text:p text:style-name="P5"><text:bookmark-start text:name="Text8"/></text:p>
      <text:p text:style-name="P5"/>
      <text:p text:style-name="P5"/>
      <text:p text:style-name="P5"/>
      <text:p text:style-name="P6"/>
      <text:p text:style-name="P7">Metody strojového učení ve zpracování přirozeného jazyka</text:p>
      <text:p text:style-name="P8"/>
      <text:p text:style-name="P8"/>
      <text:p text:style-name="P8"/>
      <text:p text:style-name="P18"><text:bookmark-end text:name="Text8"/>BAKALÁŘSKÁ PRÁCE</text:p>
      <text:p text:style-name="P27">BACHELOR's thesis</text:p>
      <text:p text:style-name="Standard"/>
      <text:p text:style-name="P12">AUTOR PRÁCE<text:tab/><text:tab/><text:tab/><text:tab/>MAREK VANTUCH</text:p>
      <text:p text:style-name="P30">AUTHOR</text:p>
      <text:p text:style-name="P11"/>
      <text:p text:style-name="P10"><text:span text:style-name="T3"><text:line-break/><text:line-break/></text:span><text:span text:style-name="T2">BRNO 2008</text:span></text:p>
      <text:p text:style-name="P111">VYSOKÉ UČENÍ TECHNICKÉ V BRNĚ</text:p>
      <text:p text:style-name="P9">BRNO UNIVERSITY OF TECHNOLOGY</text:p>
      <text:p text:style-name="P2"/>
      <text:p text:style-name="P3"/>
      <text:p text:style-name="P3"/>
      <text:p text:style-name="P3"/>
      <text:p text:style-name="P3"/>
      <text:p text:style-name="P3">FAKULTA INFORMAČNÍCH TECHNOLOGIÍ</text:p>
      <text:p text:style-name="P4">ÚSTAV POČÍTAČOVÝCH SYSTÉMŮ</text:p>
      <text:p text:style-name="P9">FACULTY OF INFORMATION TECHNOLOGY</text:p>
      <text:p text:style-name="P9">DEPARTMENT OF COMPUTER SYSTEMS</text:p>
      <text:p text:style-name="P5"/>
      <text:p text:style-name="P5"/>
      <text:p text:style-name="P6"/>
      <text:p text:style-name="P6"/>
      <text:p text:style-name="P6"/>
      <text:p text:style-name="P7">Metody strojového učení ve zpracování přirozeného jazyka</text:p>
      <text:p text:style-name="P8">Computer learning methods used in natural language pars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AKALÁŘSKÁ PRÁCE</text:p>
      <text:p text:style-name="P27">BACHELOR's thesis</text:p>
      <text:p text:style-name="Standard"/>
      <text:p text:style-name="P12">AUTOR PRÁCE<text:tab/><text:tab/><text:tab/><text:tab/>MAREK VANTUCH</text:p>
      <text:p text:style-name="P30">AUTHOR</text:p>
      <text:p text:style-name="P15"/>
      <text:p text:style-name="P12">VEDOUCÍ PRÁCE<text:tab/><text:tab/><text:tab/>ING. LUBOMÍR OTRUSINA</text:p>
      <text:p text:style-name="P30">SUPERVISOR</text:p>
      <text:p text:style-name="P13"/>
      <text:p text:style-name="P13"/>
      <text:p text:style-name="P14">BRNO 2008</text:p>
      <text:p text:style-name="P127">Abstrakt</text:p>
      <text:p text:style-name="P23">Projekt se zabývá možnými způsoby značkování textu v českém jazyce. Jsou otestovány některé algoritmy, které by měly být k řešení tohoto projektu vhodné ( Hidden Markov Model, Conditional Random Fields ). Převážně je využíváno již existujících implementací ( CRF++, CRFsuite ), které jsou případně upraveny pro potřeby českého jazyka. Mezi tyto úpravy jsou zahrnuty jednak skripty, které se starají o postupné natrénování jednotlivých pozic značky a jejich pozdější kombinace, a jednak úpravy zdrojového kódu programů pro dynamické generování příznaků, závisejících pouze na některých pozicích značek. Výsledky jsou poté analyzovány a porovnávány s ostatními použitými metodami.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Abstract</text:p>
      <text:p text:style-name="P23">Do tohoto odstavce bude zapsán výtah (abstrakt) práce v anglickém jazyce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Klíčová slova</text:p>
      <text:p text:style-name="P23">Sem budou zapsána jednotlivá klíčová slova v českém jazyce, oddělená čárkami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Keywords</text:p>
      <text:p text:style-name="P23">Sem budou zapsána jednotlivá klíčová slova v anglickém jazyce, oddělená čárkami.</text:p>
      <text:p text:style-name="P23"/>
      <text:p text:style-name="P24"/>
      <text:p text:style-name="P24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4">Citace</text:p>
      <text:p text:style-name="P23">Jméno Příjmení: Název práce v jazyce práce, bakalářská práce, Brno, FIT VUT v Brně, rok</text:p>
      <text:p text:style-name="P126">Metody strojového učení ve zpracování přirozeného jazyka</text:p>
      <text:p text:style-name="P19"/>
      <text:p text:style-name="P19"/>
      <text:p text:style-name="P19"/>
      <text:p text:style-name="P24">Prohlášení</text:p>
      <text:p text:style-name="P20"><text:span text:style-name="T1">Prohlašuji, že jsem tuto </text:span><text:span text:style-name="T1">bakalářskou práci vypracoval samostatně pod vedením...</text:span></text:p>
      <text:p text:style-name="P19">Další informace mi poskytli...</text:p>
      <text:p text:style-name="P19">Uvedl jsem všechny literární prameny a publikace, ze kterých jsem čerpal.</text:p>
      <text:p text:style-name="P19"/>
      <text:p text:style-name="P19"/>
      <text:p text:style-name="P22">……………………</text:p>
      <text:p text:style-name="P22">Marek Vantuch</text:p>
      <text:p text:style-name="P22">9. července 2010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Poděkování</text:p>
      <text:p text:style-name="P23">V této sekci je možno uvést poděkování vedoucímu práce a těm, kteří poskytli odbornou pomoc (externí zadavatel, konzultant, apod.).</text:p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© Marek Vantuch, 2010</text:p>
      <text:p text:style-name="P21">Tato práce vznikla jako školní dílo na Vysokém učení technickém v Brně, Fakultě informačních technologií. Práce je chráněna autorským zákonem a její užití bez udělení oprávnění autorem je nezákonné, s výjimkou zákonem definovaných případů.</text:p>
      <text:p text:style-name="P128">Obsah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Nadpis_20_1_20_-_20_nečíslovaný"/>
          </text:index-source-styles>
        </text:table-of-content-source>
        <text:index-body>
          <text:p text:style-name="P99"><text:s/>Obsah<text:tab/>1</text:p>
          <text:p text:style-name="P99">1 Úvod<text:tab/>2</text:p>
          <text:p text:style-name="P100">1.1 Značkování českého jazyka<text:tab/>2</text:p>
          <text:p text:style-name="P99">2 CRF++<text:tab/>4</text:p>
          <text:p text:style-name="P100">2.1 Popis programu<text:tab/>4</text:p>
          <text:p text:style-name="P100">2.2 Způsob testování<text:tab/>4</text:p>
          <text:p text:style-name="P100">2.3 Značkování textu <text:tab/>4</text:p>
          <text:p text:style-name="P100">2.4 Použité příznaky<text:tab/>5</text:p>
          <text:p text:style-name="P100">2.5 Rozdělení na kroky<text:tab/>5</text:p>
          <text:p text:style-name="P100">2.6 Výsledky testování<text:tab/>5</text:p>
          <text:p text:style-name="P99">3 CRFSUITE<text:tab/>7</text:p>
          <text:p text:style-name="P100">3.1 Popis programu<text:tab/>7</text:p>
          <text:p text:style-name="P100">3.2 Způsob testování<text:tab/>7</text:p>
          <text:p text:style-name="P100">3.3 Značkování textu<text:tab/>7</text:p>
          <text:p text:style-name="P100">3.4 Analýza před tvorbou značek<text:tab/>7</text:p>
          <text:p text:style-name="P100">3.5 Použité příznaky<text:tab/>8</text:p>
          <text:p text:style-name="P100">3.6 Seznam použitých příznaků<text:tab/>8</text:p>
          <text:p text:style-name="P100">3.7 Použití pouze části značky<text:tab/>9</text:p>
          <text:p text:style-name="P100">3.8 Testy<text:tab/>9</text:p>
          <text:p text:style-name="P99"><text:s/>Literatura<text:tab/>12</text:p>
          <text:p text:style-name="P99"><text:s/>Seznam příloh<text:tab/>14</text:p>
        </text:index-body>
      </text:table-of-content>
      <text:p text:style-name="P17"/>
      <text:h text:style-name="P113" text:outline-level="1">Úvod</text:h>
      <text:p text:style-name="P26">Tato práce pojednává o využití již existujících programů, zpracovávajících algoritmy, používané k počítačovému zpracování textu, jaký mi jsou HMM a CRF. Nejdříve přiblížím způsob, jakým tyto algoritmy fungují a způsob zpracování programy. Dále se tato práce věnuje jejich praktickému použití pro náš problém</text:p>
      <text:h text:style-name="P117" text:outline-level="2">Značkování českého jazyka</text:h>
      <text:p text:style-name="P26">Definice</text:p>
      <text:p text:style-name="P32">Značkování jazyka označuje proces, při kterém je každému slovu, obsaženému ve větě, přiřazena značka, určující jeho kategorie. Tato informace může být často velmi důležitá k dalšímu zpracování textu, překladům a podobně. </text:p>
      <text:p text:style-name="P26">Systém značek</text:p>
      <text:p text:style-name="P32">Formát dat</text:p>
      <text:p text:style-name="P32"/>
      <text:p text:style-name="P26"><text:tab/>Ve zpracování tištěného textu počítačem a jeho automatickém pochopení je potřeba slova jakýmsi způsobem popsat, abychom mohli postupně </text:p>
      <text:p text:style-name="P26">Jak si jistě každý z nás pamatuje, každé slovo českého jazyka má mnoho kategorií, do kterých může být zařazeno – od slovního druhu po slovesný vid. V počítačovém zpracování jazyka lze použít několika různých přístupů k uložení těchto informací. V našem případě bude struktura značek odpovídat systému používanému na pražské Universitě Karlově. Tento systém se skládá ze 16 pozic:</text:p>
      <text:p text:style-name="P32">1 Slovní druh</text:p>
      <text:p text:style-name="P32">2 Detail slovního druhu</text:p>
      <text:p text:style-name="P32">3 Jmenný rod</text:p>
      <text:p text:style-name="P32">4 Číslo</text:p>
      <text:p text:style-name="P32">5 Pád</text:p>
      <text:p text:style-name="P32">6 Přivlastňovací rod</text:p>
      <text:p text:style-name="P32">7 Přivlastňovací číslo</text:p>
      <text:p text:style-name="P32">8 Osoba</text:p>
      <text:p text:style-name="P32">9 Čas</text:p>
      <text:p text:style-name="P32">10 Stupeň</text:p>
      <text:p text:style-name="P32">11 Negace</text:p>
      <text:p text:style-name="P32">12 Aktívum/pasívum</text:p>
      <text:p text:style-name="P32">13 Nepoužito</text:p>
      <text:p text:style-name="P32">14 Nepoužito</text:p>
      <text:p text:style-name="P32">15 Varianta, stylový příznak a pod.</text:p>
      <text:p text:style-name="P32">16 Slovesný vid</text:p>
      <text:p text:style-name="P32">Obtížnosti</text:p>
      <text:p text:style-name="P32">Z velkého množství složek značek vyplývá, že na rozdíl od například anglických značek, kde existuje pouze malé množství výsledných značek – skládá se pouze ze tří pozic – se v českém značkovacím systému může objevit až několik tisíc různých výsledných značek. Tím je velmi ztížena role značkovacího programu, který musí ohodnotit velkou množinu značek(labels) a tím se ohromně zvyšuje jak časová, tak paměťová náročnost. Z tohoto důvodu budou také v pozdějších částech práce popsány pokusy s odebíráním jednotlivých částí značek a používáním pouze těch nejdůležitějších, jako jsou slovní druh, rod, číslo, pád a podobně. Podle výsledků se tím rapidně sníží počet variant značky, což při mnou použitých programech výrazně snižuje náročnost výpočtů. </text:p>
      <text:p text:style-name="P32">Formát dat</text:p>
      <text:p text:style-name="P32">K trénování a následné evaluaci výsledků máme k dispozici okolo 15 000!! ((TODO UPRAVIT)) <text:s/>vět. Data jsou originálně ve formátu csts, ze kterého jsou pomocí skriptů převedeny na formát, použitelný jednotlivými programy, zpracujícími algoritmy počítačového učení. </text:p>
      <text:p text:style-name="P32"><text:soft-page-break/>Formát csts je <text:s/></text:p>
      <text:p text:style-name="P26">Algoritmy</text:p>
      <text:p text:style-name="P31">Hiden Markov Model (HMM)</text:p>
      <text:p text:style-name="P31">Viterbi algorythm</text:p>
      <text:p text:style-name="P31">Conditional Random Fields (CRF)</text:p>
      <text:p text:style-name="P32">Programy</text:p>
      <text:p text:style-name="P32"><text:tab/>CRF++</text:p>
      <text:p text:style-name="P32"><text:tab/>CRFsuite</text:p>
      <text:p text:style-name="P32"/>
      <text:p text:style-name="P51">Popis</text:p>
      <text:p text:style-name="P51"/>
      <text:h text:style-name="P112" text:outline-level="1"/>
      <text:h text:style-name="P114" text:outline-level="1">CRF++</text:h>
      <text:h text:style-name="P118" text:outline-level="2">Popis programu</text:h>
      <text:p text:style-name="P39"><text:span text:style-name="T11">Program CRF++ je open-source implementací algoritmu Conditional Random Fields, určený pro značkování sekvenčních dat. Nabízí se tedy jako jeden z kandidátů pro potřeby toho projektu. Program je napsán v jazyce C++ za použití STL knihovny. </text:span><text:span text:style-name="T12">Implementuje také možnost bigramů – příznaků, fungujících v případě této implementace jako cesta – z předchozího prvku k prvku aktivnímu. </text:span><text:span text:style-name="T13">Tato vlastnost je však paměťově i časově náročná, z důvodu nutnosti vygenerovat příznaky pro všechny možné cesty (od všech známých značek ke všem známým značkám), což je v případě přítomnosti více než 1000 unikátních značek velmi náročnou záležitostí.</text:span></text:p>
      <text:p text:style-name="P55">Nevýhodou programu je naprosto nekomentovaný a proto případné úpravy jeho kódu jsou o dost komplikovanější.</text:p>
      <text:h text:style-name="P119" text:outline-level="2">Způsob testování</text:h>
      <text:p text:style-name="P98">Při možnosti počítat s předchozím prvkem, určeným algoritmem, se nabízí ji využít v našem programu. Bohužel, s délkou české značky také přichází kámen úrazu, kdy program nechápe „smysl“ předchozí značky, ale bere ji jako celek. Nemůže tedy vyčíst pravidla, že když předchozí slovo bylo podstatné jméno v určitém pádě, pokračuj takto. Rozumí pouze, že pokud předchozí slovo bylo podstatné jméno, v tomto pádě, rodě a všech ostatních detailech, pokračuj na určité pravidlo. Tím se velmi snižuje možnost pracovat s příznaky a také efektivita daného algoritmu. K vyřešení tohoto problému byl vytvořen skript, který postupně trénuje s jednotlivými částmi značky a v několika trénováních získává průběžně částečné informace, se kterými poté pracuje na konečném výsledku. Při použití kompletní značky má také tento program zásadní problémy, neboť většinou spadne s chybou SIGSEGV.</text:p>
      <text:p text:style-name="P52"/>
      <text:h text:style-name="P120" text:outline-level="2">Značkování textu </text:h>
      <text:p text:style-name="P56">V případě tohoto programu se pravidla na tvorbu příznaků předávají jako konfigurační soubor a proto je nutné všechny předběžné úpravy udělat už na vstupních datech. K tomuto účelu byl vytvořen skript v jazyce awk, který je poté volán z hlavního skriptu, starajícího se o celý průběh trénování. </text:p>
      <text:p text:style-name="P56">Konfigurační soubor je poté tvořen písmenem, označujícím, zda jde o unigram(vztahující se pouze k současné značce), či o bigram(vztahující se k současné a předchozí značce). Písmeno je následováno dvouciferným číslem, určeným k zajištění unikátnosti příznaku, dvojtečkou a řetězcem určujícím, který prvek vstupních dat použít. K tomu slouží následující zápis: %[x,y] kde x značí relativní pozici mezi slovy (0 značí aktuální slovo, -1 předchozí slovo a 1 slovo následující) a y označuje sloupec vstupních dat, který má být použit. </text:p>
      <text:p text:style-name="P56">Jelikož značkování probíhá v několika krocích, kdy v každém z nich nám přibude další sloupec a další souvislosti mezi daty, je nutno připravit pro každý krok samostatný konfigurační soubor. Také je důležité nastavit jej správně pro co nejlepší výslednou úspěšnost.</text:p>
      <text:p text:style-name="P40"><text:span text:style-name="T13">Pro řízení procesu byl sepsán skript v jazyce BASH, který využívá programu pro tvorbu vstupních dat, napsaného v jazyce C, </text:span><text:span text:style-name="T14">převádějícího řetězce na čísla, </text:span><text:span text:style-name="T13">a dalšího skriptu v jazyce awk určeného ke konečné analýze úspěšnosti.</text:span></text:p>
      <text:h text:style-name="P120" text:outline-level="2"><text:soft-page-break/>Použité příznaky</text:h>
      <text:p text:style-name="P40"><text:span text:style-name="T13">Z důvodu několika-krokového charakteru testování se příznaky velmi liší, veskrze jde však pouze o kombinace předchozích a aktuálních prvků vstupních souborů. Také byly použity několikanásobné příznaky, skládající se zároveň ze dvou prvků (minulá a současná značka apod.). Pro tvoření příznaků bylo použito: Tvar slova, Lemmata (složenina všech možných lemmat)</text:span><text:span text:style-name="T14">, část značky, určující slovní druh (pokud se shodovala ve všech možnostech vstupních dat) a průběžně získaných výsledků.</text:span></text:p>
      <text:h text:style-name="P121" text:outline-level="2">Rozdělení na kroky</text:h>
      <text:p text:style-name="P57">Správné rozdělení bylo testováno, motivací však bylo natrénovat nejdůležitější části značky nejdříve a pokračovat s méně významnými sloupci. Při tomto testování se tedy bude moci již použít natrénovaných dat k lepším výsledkům. V prvním kroku proto bylo často použito slovního druhu a jeho detailu, v druhém rodu, osoby, pádu a ve třetím několika ze zbylých vlastností. </text:p>
      <text:h text:style-name="P121" text:outline-level="2">Výsledky testování</text:h>
      <text:p text:style-name="P58">TEST 1</text:p>
      <text:p text:style-name="P41"><text:span text:style-name="T15">Počet vět: </text:span><text:span text:style-name="T16">3000</text:span></text:p>
      <text:p text:style-name="P66">Počet vláken: 6</text:p>
      <text:p text:style-name="P66">C: 40</text:p>
      <text:p text:style-name="P69">Eta: 0.05</text:p>
      <text:p text:style-name="P71"/>
      <text:p text:style-name="P66">Krok č.1:</text:p>
      <text:p text:style-name="P66">Části značky: 1100000000000000</text:p>
      <text:p text:style-name="P41"><text:span text:style-name="T15">Počet příznaků: </text:span><text:span text:style-name="T16">1</text:span><text:span text:style-name="T15">31</text:span><text:span text:style-name="T16">8</text:span><text:span text:style-name="T15">35</text:span><text:span text:style-name="T16">0</text:span></text:p>
      <text:p text:style-name="P72">Čas: 1843s</text:p>
      <text:p text:style-name="P72"/>
      <text:p text:style-name="P72">Procent: 94.099%</text:p>
      <text:p text:style-name="P72"/>
      <text:p text:style-name="P72">Krok č.2:</text:p>
      <text:p text:style-name="P42"><text:span text:style-name="T15">Části značky: </text:span><text:span text:style-name="T16">001</text:span><text:span text:style-name="T15">0</text:span><text:span text:style-name="T16">1</text:span><text:span text:style-name="T15">00</text:span><text:span text:style-name="T16">1</text:span><text:span text:style-name="T15">00000000</text:span></text:p>
      <text:p text:style-name="P42"><text:span text:style-name="T15">Počet příznaků: </text:span><text:span text:style-name="T16">2354463</text:span></text:p>
      <text:p text:style-name="P72">čas: 1900s</text:p>
      <text:p text:style-name="P72"/>
      <text:p text:style-name="P72">Procent: 59.1047%</text:p>
      <text:p text:style-name="P72"/>
      <text:p text:style-name="P72">Krok č.3:</text:p>
      <text:p text:style-name="P42"><text:span text:style-name="T15">Části značky: </text:span><text:span text:style-name="T16">00010</text:span><text:span text:style-name="T15">00</text:span><text:span text:style-name="T16">01</text:span><text:span text:style-name="T15">0000000</text:span></text:p>
      <text:p text:style-name="P42"><text:span text:style-name="T15">Počet příznaků: </text:span><text:span text:style-name="T16">299812</text:span></text:p>
      <text:p text:style-name="P72">čas: 74s</text:p>
      <text:p text:style-name="P72"/>
      <text:p text:style-name="P72">Procent: 80.5259%</text:p>
      <text:p text:style-name="P72"/>
      <text:p text:style-name="P43"><text:span text:style-name="T5">TEST </text:span><text:span text:style-name="T17">2</text:span></text:p>
      <text:p text:style-name="P43"><text:span text:style-name="T15">Počet vět: </text:span><text:span text:style-name="T16">3000</text:span></text:p>
      <text:p text:style-name="P67">Počet vláken: 6</text:p>
      <text:p text:style-name="P67">C: 40</text:p>
      <text:p text:style-name="P69">Eta: 0.005</text:p>
      <text:p text:style-name="P71"><text:soft-page-break/>Celkem slov: 182427</text:p>
      <text:p text:style-name="P71"/>
      <text:p text:style-name="P67"/>
      <text:p text:style-name="P67">Krok č.1:</text:p>
      <text:p text:style-name="P67">Části značky: 1100000000000000</text:p>
      <text:p text:style-name="P43"><text:span text:style-name="T15">Počet příznaků: </text:span><text:span text:style-name="T19">2065745</text:span></text:p>
      <text:p text:style-name="P43"><text:span text:style-name="T16">Čas: </text:span><text:span text:style-name="T17">17m</text:span></text:p>
      <text:p text:style-name="P71"/>
      <text:p text:style-name="P43"><text:span text:style-name="T16">Procent: 9.</text:span><text:span text:style-name="T18">2487</text:span><text:span text:style-name="T16">%</text:span></text:p>
      <text:p text:style-name="P71"/>
      <text:p text:style-name="P71">Krok č.2:</text:p>
      <text:p text:style-name="P43"><text:span text:style-name="T15">Části značky: </text:span><text:span text:style-name="T16">001</text:span><text:span text:style-name="T15">0</text:span><text:span text:style-name="T16">1</text:span><text:span text:style-name="T15">00</text:span><text:span text:style-name="T17">0</text:span><text:span text:style-name="T15">00000000</text:span></text:p>
      <text:p text:style-name="P43"><text:span text:style-name="T15">Počet příznaků: </text:span><text:span text:style-name="T17">1</text:span><text:span text:style-name="T19">716750</text:span></text:p>
      <text:p text:style-name="P43"><text:span text:style-name="T16">čas: </text:span><text:span text:style-name="T17">27m</text:span></text:p>
      <text:p text:style-name="P71"/>
      <text:p text:style-name="P43"><text:span text:style-name="T16">Procent: </text:span><text:span text:style-name="T17">7</text:span><text:span text:style-name="T18">5</text:span><text:span text:style-name="T16">.</text:span><text:span text:style-name="T18">0997</text:span><text:span text:style-name="T16">%</text:span></text:p>
      <text:p text:style-name="P71"/>
      <text:p text:style-name="P71">Krok č.3:</text:p>
      <text:p text:style-name="P43"><text:span text:style-name="T15">Části značky: </text:span><text:span text:style-name="T16">00010</text:span><text:span text:style-name="T15">00</text:span><text:span text:style-name="T17">1</text:span><text:span text:style-name="T16">1</text:span><text:span text:style-name="T15">0000000</text:span></text:p>
      <text:p text:style-name="P43"><text:span text:style-name="T15">Počet příznaků: </text:span><text:span text:style-name="T19">897138</text:span></text:p>
      <text:p text:style-name="P43"><text:span text:style-name="T16">čas: </text:span><text:span text:style-name="T17">20m</text:span></text:p>
      <text:p text:style-name="P71"/>
      <text:p text:style-name="P43"><text:span text:style-name="T16">Procent: 8</text:span><text:span text:style-name="T18">7</text:span><text:span text:style-name="T16">.</text:span><text:span text:style-name="T18">0</text:span><text:span text:style-name="T17">55</text:span><text:span text:style-name="T16">%</text:span></text:p>
      <text:p text:style-name="P66"/>
      <text:p text:style-name="P44"><text:span text:style-name="T5">TEST </text:span><text:span text:style-name="T18">3</text:span></text:p>
      <text:p text:style-name="P44"><text:span text:style-name="T15">Počet vět: </text:span><text:span text:style-name="T18">5</text:span><text:span text:style-name="T16">000</text:span></text:p>
      <text:p text:style-name="P68">Počet vláken: 6</text:p>
      <text:p text:style-name="P68">C: 40</text:p>
      <text:p text:style-name="P70">Eta: 0.005</text:p>
      <text:p text:style-name="P73"/>
      <text:p text:style-name="P68"/>
      <text:p text:style-name="P68">Krok č.1:</text:p>
      <text:p text:style-name="P68">Části značky: 1100000000000000</text:p>
      <text:p text:style-name="P44"><text:span text:style-name="T15">Počet příznaků: </text:span><text:span text:style-name="T16">1</text:span><text:span text:style-name="T15">31</text:span><text:span text:style-name="T16">8</text:span><text:span text:style-name="T15">35</text:span><text:span text:style-name="T16">0</text:span></text:p>
      <text:p text:style-name="P44"><text:span text:style-name="T16">Čas: </text:span><text:span text:style-name="T18">33</text:span><text:span text:style-name="T17">m</text:span></text:p>
      <text:p text:style-name="P73"/>
      <text:p text:style-name="P44"><text:span text:style-name="T16">Procent: 94.</text:span><text:span text:style-name="T17">3122</text:span><text:span text:style-name="T16">%</text:span></text:p>
      <text:p text:style-name="P73"/>
      <text:p text:style-name="P73">Krok č.2:</text:p>
      <text:p text:style-name="P44"><text:span text:style-name="T15">Části značky: </text:span><text:span text:style-name="T16">001</text:span><text:span text:style-name="T15">0</text:span><text:span text:style-name="T16">1</text:span><text:span text:style-name="T15">00</text:span><text:span text:style-name="T17">0</text:span><text:span text:style-name="T15">00000000</text:span></text:p>
      <text:p text:style-name="P44"><text:span text:style-name="T15">Počet příznaků: </text:span><text:span text:style-name="T17">1097024</text:span></text:p>
      <text:p text:style-name="P44"><text:span text:style-name="T16">čas: </text:span><text:span text:style-name="T18">58</text:span><text:span text:style-name="T17">m</text:span></text:p>
      <text:p text:style-name="P73"/>
      <text:p text:style-name="P44"><text:span text:style-name="T16">Procent: </text:span><text:span text:style-name="T17">71</text:span><text:span text:style-name="T16">.</text:span><text:span text:style-name="T17">3025</text:span><text:span text:style-name="T16">%</text:span></text:p>
      <text:p text:style-name="P73"/>
      <text:p text:style-name="P73">Krok č.3:</text:p>
      <text:p text:style-name="P44"><text:span text:style-name="T15">Části značky: </text:span><text:span text:style-name="T16">00010</text:span><text:span text:style-name="T15">00</text:span><text:span text:style-name="T17">1</text:span><text:span text:style-name="T16">1</text:span><text:span text:style-name="T15">0000000</text:span></text:p>
      <text:p text:style-name="P44"><text:span text:style-name="T15">Počet příznaků: </text:span><text:span text:style-name="T17">596079</text:span></text:p>
      <text:p text:style-name="P44"><text:span text:style-name="T16">čas: </text:span><text:span text:style-name="T18">42</text:span><text:span text:style-name="T17">m</text:span></text:p>
      <text:p text:style-name="P73"/>
      <text:p text:style-name="P44"><text:span text:style-name="T16">Procent: 8</text:span><text:span text:style-name="T17">4</text:span><text:span text:style-name="T16">.</text:span><text:span text:style-name="T17">855</text:span><text:span text:style-name="T16">9%</text:span></text:p>
      <text:h text:style-name="P115" text:outline-level="1">CRFSUITE</text:h>
      <text:h text:style-name="P118" text:outline-level="2">Popis programu</text:h>
      <text:p text:style-name="P45"><text:span text:style-name="T11">Program CRF++ je open-source implementací algoritmu Conditional Random Fields, určený pro značkování sekvenčních dat. </text:span><text:span text:style-name="T20">Je naprogramován v čistém C a optimalizován pro rychlost. Je vyvíjen japonským programátorem, panem</text:span><text:span text:style-name="T23"> </text:span><text:span text:style-name="T21">Naoaki Okazakim. </text:span><text:span text:style-name="T22">Ke svému chodu vyžaduje knihovnu libLBFGS.</text:span></text:p>
      <text:h text:style-name="P122" text:outline-level="2">Způsob testování</text:h>
      <text:p text:style-name="P36"><text:span text:style-name="T8">Při testování tohoto programu probíhalo na počítačích pcnlp3 </text:span><text:span text:style-name="T24">až</text:span><text:span text:style-name="T8"> </text:span><text:span text:style-name="T24">pcnlp</text:span><text:span text:style-name="T8">7. Z důvodu časové náročnosti a nemožnosti odhadu, za jakou dobu spuštěná úloha skončí, byly vytvořeny testovací skripty. Tyto nejdříve nechají vygenerovat data pro trénování, natrénují model, vygenerují data pro testování a získaný model otestují. O všech těchto krocích zároveň ukládají data do logů, což usnadňuje pozdější zpracování. </text:span></text:p>
      <text:h text:style-name="P123" text:outline-level="2">Značkování textu</text:h>
      <text:p text:style-name="P53">Ke značkování je použit skript v jazyce python, který se stará o analýzu vstupních dat, jejich úpravu a vytvoření souboru, obsahujícího připravené značky pro externí program. </text:p>
      <text:p text:style-name="P74">Skript postupně načítá data ze vstupního souboru a vytváří multidimenzionální pole pro pozdější zpracování. Při tomto kroku také provádí určité přídavné operace, které pomáhají rychlosti pozdějších kroků, jako před-generování přípon slov, abychom je nemuseli z řetězce preparovat v každém kroku a tím opakovat již vykonanou práci. Z vytvořených dat jsou poté budovány příznaky podle námi zadaných pravidel. V našem případě máme v každém řádku, reprezentujícím jedno slovo, uložených 5 sloupců.</text:p>
      <text:p text:style-name="P74"/>
      <table:table table:name="Tabulka1" table:style-name="Tabulka1">
        <table:table-column table:style-name="Tabulka1.A" table:number-columns-repeated="5"/>
        <table:table-header-rows>
          <table:table-row>
            <table:table-cell table:style-name="Tabulka1.A1" office:value-type="float" office:value="1">
              <text:p text:style-name="P107">1</text:p>
            </table:table-cell>
            <table:table-cell table:style-name="Tabulka1.A1" office:value-type="float" office:value="2">
              <text:p text:style-name="P107">2</text:p>
            </table:table-cell>
            <table:table-cell table:style-name="Tabulka1.A1" office:value-type="float" office:value="3">
              <text:p text:style-name="P107">3</text:p>
            </table:table-cell>
            <table:table-cell table:style-name="Tabulka1.A1" office:value-type="float" office:value="4">
              <text:p text:style-name="P107">4</text:p>
            </table:table-cell>
            <table:table-cell table:style-name="Tabulka1.E1" office:value-type="float" office:value="5">
              <text:p text:style-name="P107">5</text:p>
            </table:table-cell>
          </table:table-row>
        </table:table-header-rows>
        <table:table-row>
          <table:table-cell table:style-name="Tabulka1.A2" office:value-type="string">
            <text:p text:style-name="P102">Slovno samotné</text:p>
          </table:table-cell>
          <table:table-cell table:style-name="Tabulka1.A2" office:value-type="string">
            <text:p text:style-name="P102">značka</text:p>
          </table:table-cell>
          <table:table-cell table:style-name="Tabulka1.A2" office:value-type="string">
            <text:p text:style-name="P102">lemmata</text:p>
          </table:table-cell>
          <table:table-cell table:style-name="Tabulka1.A2" office:value-type="string">
            <text:p text:style-name="P102">přípona</text:p>
          </table:table-cell>
          <table:table-cell table:style-name="Tabulka1.E2" office:value-type="string">
            <text:p text:style-name="P102">Správná značka</text:p>
          </table:table-cell>
        </table:table-row>
      </table:table>
      <text:p text:style-name="P74"/>
      <text:p text:style-name="P74">Jako první poté, dle formátu cíleného programu, vypíše správnou značku, následovanou všemi příznaky, tvořenými podle námi zadaných pravidel.</text:p>
      <text:h text:style-name="P124" text:outline-level="2">Analýza před tvorbou značek</text:h>
      <text:p text:style-name="P35"><text:span text:style-name="T7">Jelikož pro každé slovo máme ve vstupních datech dostupné všechny možné značky, můžeme tyto informace využít pro tvorby příznaků pro další zpracování. Skript zkontroluje všechny možnosti a vybere všechny sloupce značky, které se shodují. </text:span><text:span text:style-name="T8">Dále spojí dohromady všechna možná lemmata a oddělí je mezi sebou lomítkem. Vytvoří se také řetězec obsahující příponu, který pro všechna slova delší než 2 znaky uloží řetězec, tvořený dvěma posledními znaky.</text:span></text:p>
      <text:h text:style-name="P123" text:outline-level="2"><text:soft-page-break/>Použité příznaky</text:h>
      <text:p text:style-name="P37"><text:span text:style-name="T7">V našem projektu jsou jednak využívány klasické příznaky, které se používají prakticky ve všech typických příkladech využití počítačového učení </text:span><text:span text:style-name="T9">( předchozí prvek, následující prvek,... )</text:span><text:span text:style-name="T7">, jednak speciální, které mají smysl pouze pro značkování textu, či dokonce pouze pro český jazyk jako takový. </text:span></text:p>
      <text:p text:style-name="P75">Všechny příznaky dodržují označení, používané ve většině programů určených k automatickému počítačovému učení. Tímto je U na začátku, označující unigram, což značí, že se používá pouze tato pozice. Existuje i B, označující, že se dynamicky vytvářejí příznaky, označující předchozí a současnou značku ( například v programu CRF++, který používá stejný systém příznaků). Za úvodním písmenem pak následuje = a číslo příznaku, určené k odlišení příznaků od sebe. Toto značení budeme využívat i v této publikaci pro označení a pozdější referenci námi použitých příznaků. </text:p>
      <text:h text:style-name="P123" text:outline-level="2">Seznam použitých příznaků</text:h>
      <text:p text:style-name="P76">Vysvětlivky:</text:p>
      <text:p text:style-name="P77">pozice x označuje aktuální pozici</text:p>
      <text:p text:style-name="P75"/>
      <table:table table:name="Tabulka2" table:style-name="Tabulka2">
        <table:table-column table:style-name="Tabulka2.A"/>
        <table:table-column table:style-name="Tabulka2.B"/>
        <table:table-header-rows>
          <table:table-row>
            <table:table-cell table:style-name="Tabulka2.A1" office:value-type="string">
              <text:p text:style-name="P108">ID</text:p>
            </table:table-cell>
            <table:table-cell table:style-name="Tabulka2.B1" office:value-type="string">
              <text:p text:style-name="P108">Popis</text:p>
            </table:table-cell>
          </table:table-row>
        </table:table-header-rows>
        <table:table-row>
          <table:table-cell table:style-name="Tabulka2.A2" office:value-type="string">
            <text:p text:style-name="P103">U00</text:p>
          </table:table-cell>
          <table:table-cell table:style-name="Tabulka2.B2" office:value-type="string">
            <text:p text:style-name="P103">Slovní tvar na pozici x-2</text:p>
          </table:table-cell>
        </table:table-row>
        <table:table-row>
          <table:table-cell table:style-name="Tabulka2.A2" office:value-type="string">
            <text:p text:style-name="P103">U01</text:p>
          </table:table-cell>
          <table:table-cell table:style-name="Tabulka2.B2" office:value-type="string">
            <text:p text:style-name="P103">Slovní tvar na pozici x-1</text:p>
          </table:table-cell>
        </table:table-row>
        <table:table-row>
          <table:table-cell table:style-name="Tabulka2.A2" office:value-type="string">
            <text:p text:style-name="P103">U02</text:p>
          </table:table-cell>
          <table:table-cell table:style-name="Tabulka2.B2" office:value-type="string">
            <text:p text:style-name="P103">Slovní tvar na pozici x</text:p>
          </table:table-cell>
        </table:table-row>
        <table:table-row>
          <table:table-cell table:style-name="Tabulka2.A2" office:value-type="string">
            <text:p text:style-name="P103">U03</text:p>
          </table:table-cell>
          <table:table-cell table:style-name="Tabulka2.B2" office:value-type="string">
            <text:p text:style-name="P103">Slovní tvar na pozici x+1</text:p>
          </table:table-cell>
        </table:table-row>
        <table:table-row>
          <table:table-cell table:style-name="Tabulka2.A2" office:value-type="string">
            <text:p text:style-name="P103">U04</text:p>
          </table:table-cell>
          <table:table-cell table:style-name="Tabulka2.B2" office:value-type="string">
            <text:p text:style-name="P103">Slovní tvar na pozici x+2</text:p>
          </table:table-cell>
        </table:table-row>
        <table:table-row>
          <table:table-cell table:style-name="Tabulka2.A2" office:value-type="string">
            <text:p text:style-name="P103">U10</text:p>
          </table:table-cell>
          <table:table-cell table:style-name="Tabulka2.B2" office:value-type="string">
            <text:p text:style-name="P103">Značka (společné sloupce všech možných) na pozici x-2</text:p>
          </table:table-cell>
        </table:table-row>
        <table:table-row>
          <table:table-cell table:style-name="Tabulka2.A2" office:value-type="string">
            <text:p text:style-name="P103">U11</text:p>
          </table:table-cell>
          <table:table-cell table:style-name="Tabulka2.B2" office:value-type="string">
            <text:p text:style-name="P103">Značka (společné sloupce všech možných) na pozici x-1</text:p>
          </table:table-cell>
        </table:table-row>
        <table:table-row>
          <table:table-cell table:style-name="Tabulka2.A2" office:value-type="string">
            <text:p text:style-name="P103">U12</text:p>
          </table:table-cell>
          <table:table-cell table:style-name="Tabulka2.B2" office:value-type="string">
            <text:p text:style-name="P103">Značka (společné sloupce všech možných) na pozici x</text:p>
          </table:table-cell>
        </table:table-row>
        <table:table-row>
          <table:table-cell table:style-name="Tabulka2.A2" office:value-type="string">
            <text:p text:style-name="P103">U13</text:p>
          </table:table-cell>
          <table:table-cell table:style-name="Tabulka2.B2" office:value-type="string">
            <text:p text:style-name="P103">Značka (společné sloupce všech možných) na pozici x+1</text:p>
          </table:table-cell>
        </table:table-row>
        <table:table-row>
          <table:table-cell table:style-name="Tabulka2.A2" office:value-type="string">
            <text:p text:style-name="P103">U14</text:p>
          </table:table-cell>
          <table:table-cell table:style-name="Tabulka2.B2" office:value-type="string">
            <text:p text:style-name="P103">Značka (společné sloupce všech možných) na pozici x+2</text:p>
          </table:table-cell>
        </table:table-row>
        <table:table-row>
          <table:table-cell table:style-name="Tabulka2.A2" office:value-type="string">
            <text:p text:style-name="P103">U20</text:p>
          </table:table-cell>
          <table:table-cell table:style-name="Tabulka2.B2" office:value-type="string">
            <text:p text:style-name="P103">Možná lemmata na pozici x-2</text:p>
          </table:table-cell>
        </table:table-row>
        <table:table-row>
          <table:table-cell table:style-name="Tabulka2.A2" office:value-type="string">
            <text:p text:style-name="P103">U21</text:p>
          </table:table-cell>
          <table:table-cell table:style-name="Tabulka2.B2" office:value-type="string">
            <text:p text:style-name="P103">Možná lemmata na pozici x-1</text:p>
          </table:table-cell>
        </table:table-row>
        <table:table-row>
          <table:table-cell table:style-name="Tabulka2.A2" office:value-type="string">
            <text:p text:style-name="P103">U22</text:p>
          </table:table-cell>
          <table:table-cell table:style-name="Tabulka2.B2" office:value-type="string">
            <text:p text:style-name="P103">Možná lemmata na pozici x</text:p>
          </table:table-cell>
        </table:table-row>
        <table:table-row>
          <table:table-cell table:style-name="Tabulka2.A2" office:value-type="string">
            <text:p text:style-name="P103">U23</text:p>
          </table:table-cell>
          <table:table-cell table:style-name="Tabulka2.B2" office:value-type="string">
            <text:p text:style-name="P103">Možná lemmata na pozici x+1</text:p>
          </table:table-cell>
        </table:table-row>
        <table:table-row>
          <table:table-cell table:style-name="Tabulka2.A2" office:value-type="string">
            <text:p text:style-name="P103">U24</text:p>
          </table:table-cell>
          <table:table-cell table:style-name="Tabulka2.B2" office:value-type="string">
            <text:p text:style-name="P103">Možná lemmata na pozici x+2</text:p>
          </table:table-cell>
        </table:table-row>
        <table:table-row>
          <table:table-cell table:style-name="Tabulka2.A2" office:value-type="string">
            <text:p text:style-name="P103">U30</text:p>
          </table:table-cell>
          <table:table-cell table:style-name="Tabulka2.B2" office:value-type="string">
            <text:p text:style-name="P103">Přípona na pozici x-2</text:p>
          </table:table-cell>
        </table:table-row>
        <table:table-row>
          <table:table-cell table:style-name="Tabulka2.A2" office:value-type="string">
            <text:p text:style-name="P103">U31</text:p>
          </table:table-cell>
          <table:table-cell table:style-name="Tabulka2.B2" office:value-type="string">
            <text:p text:style-name="P103">Přípona na pozici x-1</text:p>
          </table:table-cell>
        </table:table-row>
        <table:table-row>
          <table:table-cell table:style-name="Tabulka2.A2" office:value-type="string">
            <text:p text:style-name="P103">U32</text:p>
          </table:table-cell>
          <table:table-cell table:style-name="Tabulka2.B2" office:value-type="string">
            <text:p text:style-name="P103">Přípona na pozici x</text:p>
          </table:table-cell>
        </table:table-row>
        <table:table-row>
          <table:table-cell table:style-name="Tabulka2.A2" office:value-type="string">
            <text:p text:style-name="P103">U33</text:p>
          </table:table-cell>
          <table:table-cell table:style-name="Tabulka2.B2" office:value-type="string">
            <text:p text:style-name="P103">Přípona na pozici x+1</text:p>
          </table:table-cell>
        </table:table-row>
        <table:table-row>
          <table:table-cell table:style-name="Tabulka2.A2" office:value-type="string">
            <text:p text:style-name="P103">U34</text:p>
          </table:table-cell>
          <table:table-cell table:style-name="Tabulka2.B2" office:value-type="string">
            <text:p text:style-name="P103">Přípona na pozici x+2</text:p>
          </table:table-cell>
        </table:table-row>
        <table:table-row>
          <table:table-cell table:style-name="Tabulka2.A2" office:value-type="string">
            <text:p text:style-name="P104">U40</text:p>
          </table:table-cell>
          <table:table-cell table:style-name="Tabulka2.B2" office:value-type="string">
            <text:p text:style-name="P104">Předpona – první písmeno slova</text:p>
          </table:table-cell>
        </table:table-row>
        <text:soft-page-break/>
        <table:table-row>
          <table:table-cell table:style-name="Tabulka2.A2" office:value-type="string">
            <text:p text:style-name="P104">U41</text:p>
          </table:table-cell>
          <table:table-cell table:style-name="Tabulka2.B2" office:value-type="string">
            <text:p text:style-name="P104">Předpona – první dvě písmena slova</text:p>
          </table:table-cell>
        </table:table-row>
        <table:table-row>
          <table:table-cell table:style-name="Tabulka2.A2" office:value-type="string">
            <text:p text:style-name="P104">U42</text:p>
          </table:table-cell>
          <table:table-cell table:style-name="Tabulka2.B2" office:value-type="string">
            <text:p text:style-name="P104">Předpona – první tři písmena slova</text:p>
          </table:table-cell>
        </table:table-row>
        <table:table-row>
          <table:table-cell table:style-name="Tabulka2.A2" office:value-type="string">
            <text:p text:style-name="P104">U43</text:p>
          </table:table-cell>
          <table:table-cell table:style-name="Tabulka2.B2" office:value-type="string">
            <text:p text:style-name="P104">Koncovka – poslední písmeno slova</text:p>
          </table:table-cell>
        </table:table-row>
        <table:table-row>
          <table:table-cell table:style-name="Tabulka2.A2" office:value-type="string">
            <text:p text:style-name="P104">U50</text:p>
          </table:table-cell>
          <table:table-cell table:style-name="Tabulka2.B2" office:value-type="string">
            <text:p text:style-name="P104">Velikost písmen – Buď celé slovo velkými písmeny, nebo malými, nebo první písmeno velké</text:p>
          </table:table-cell>
        </table:table-row>
        <table:table-row>
          <table:table-cell table:style-name="Tabulka2.A2" office:value-type="string">
            <text:p text:style-name="P104">U51</text:p>
          </table:table-cell>
          <table:table-cell table:style-name="Tabulka2.B2" office:value-type="string">
            <text:p text:style-name="P104">Číslo, označující pozici ve větě</text:p>
          </table:table-cell>
        </table:table-row>
        <table:table-row>
          <table:table-cell table:style-name="Tabulka2.A2" office:value-type="string">
            <text:p text:style-name="P104">U52</text:p>
          </table:table-cell>
          <table:table-cell table:style-name="Tabulka2.B2" office:value-type="string">
            <text:p text:style-name="P104">Délka slova</text:p>
          </table:table-cell>
        </table:table-row>
        <table:table-row>
          <table:table-cell table:style-name="Tabulka2.A2" office:value-type="string">
            <text:p text:style-name="P104">U53</text:p>
          </table:table-cell>
          <table:table-cell table:style-name="Tabulka2.B2" office:value-type="string">
            <text:p text:style-name="P104">Značka nejbližšího slovesa ( vyhledáváno dopředu i dozadu)</text:p>
          </table:table-cell>
        </table:table-row>
      </table:table>
      <text:p text:style-name="P77"/>
      <text:h text:style-name="P125" text:outline-level="2">Použití pouze části značky</text:h>
      <text:p text:style-name="P78">Z důvodu ušetření času a teoretické jednodušší možnosti natrénování ( odvozování pravidel od menšího počtu celkových značek ) byly při testování spouštěny testy s ne vždy kompletní značkou, ale pouze s jejími nejdůležitějšími částmi. </text:p>
      <text:h text:style-name="P125" text:outline-level="2">Testy</text:h>
      <text:p text:style-name="P78">S kombinacemi těchto příznaků a dalších vlastností testování, jako počtem použitých slov a způsoby spouštění daného programu, poté byly spouštěny testy, studující využitelnost a hodnotu jednotlivých značek pro testování.</text:p>
      <text:p text:style-name="P32"/>
      <text:p text:style-name="P79">Výsledky</text:p>
      <text:p text:style-name="P79">Program: CRFSUITE</text:p>
      <text:p text:style-name="P79"/>
      <text:p text:style-name="P87">Souhrná tabulka</text:p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 table:number-columns-repeated="9"/>
        <table:table-column table:style-name="Tabulka3.M"/>
        <table:table-header-rows>
          <table:table-row>
            <table:table-cell table:style-name="Tabulka3.A1" office:value-type="string">
              <text:p text:style-name="P109">Test č.</text:p>
            </table:table-cell>
            <table:table-cell table:style-name="Tabulka3.A1" office:value-type="string">
              <text:p text:style-name="P109">Části značky</text:p>
            </table:table-cell>
            <table:table-cell table:style-name="Tabulka3.A1" office:value-type="string">
              <text:p text:style-name="Table_20_Heading"/>
            </table:table-cell>
            <table:table-cell table:style-name="Tabulka3.A1" office:value-type="string">
              <text:p text:style-name="Table_20_Heading"/>
            </table:table-cell>
            <table:table-cell table:style-name="Tabulka3.A1" office:value-type="string">
              <text:p text:style-name="Table_20_Heading"/>
            </table:table-cell>
            <table:table-cell table:style-name="Tabulka3.A1" office:value-type="string">
              <text:p text:style-name="P109">U40</text:p>
            </table:table-cell>
            <table:table-cell table:style-name="Tabulka3.A1" office:value-type="string">
              <text:p text:style-name="P109">U41</text:p>
            </table:table-cell>
            <table:table-cell table:style-name="Tabulka3.A1" office:value-type="string">
              <text:p text:style-name="P109">U42</text:p>
            </table:table-cell>
            <table:table-cell table:style-name="Tabulka3.A1" office:value-type="string">
              <text:p text:style-name="P109">U43</text:p>
            </table:table-cell>
            <table:table-cell table:style-name="Tabulka3.A1" office:value-type="string">
              <text:p text:style-name="P109">U50</text:p>
            </table:table-cell>
            <table:table-cell table:style-name="Tabulka3.A1" office:value-type="string">
              <text:p text:style-name="P109">U51</text:p>
            </table:table-cell>
            <table:table-cell table:style-name="Tabulka3.A1" office:value-type="string">
              <text:p text:style-name="P109">U52</text:p>
            </table:table-cell>
            <table:table-cell table:style-name="Tabulka3.M1" office:value-type="string">
              <text:p text:style-name="P109">U53</text:p>
            </table:table-cell>
          </table:table-row>
        </table:table-header-rows>
        <table:table-row>
          <table:table-cell table:style-name="Tabulka3.A2" office:value-type="float" office:value="1">
            <text:p text:style-name="P105">1</text:p>
          </table:table-cell>
          <table:table-cell table:style-name="Tabulka3.B2" office:value-type="float" office:value="40422">
            <text:p text:style-name="P105">1-9</text:p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M2" office:value-type="string">
            <text:p text:style-name="P105">x</text:p>
          </table:table-cell>
        </table:table-row>
        <table:table-row>
          <table:table-cell table:style-name="Tabulka3.A2" office:value-type="float" office:value="2">
            <text:p text:style-name="P105">2</text:p>
          </table:table-cell>
          <table:table-cell table:style-name="Tabulka3.B2" office:value-type="float" office:value="0">
            <text:p text:style-name="P105">1-5 7-9</text:p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-</text:p>
          </table:table-cell>
          <table:table-cell table:style-name="Tabulka3.M2" office:value-type="string">
            <text:p text:style-name="P105">x</text:p>
          </table:table-cell>
        </table:table-row>
        <table:table-row>
          <table:table-cell table:style-name="Tabulka3.A2" office:value-type="float" office:value="3">
            <text:p text:style-name="P105">3</text:p>
          </table:table-cell>
          <table:table-cell table:style-name="Tabulka3.B2" office:value-type="float" office:value="0">
            <text:p text:style-name="P105">1-5 7-9</text:p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M2" office:value-type="string">
            <text:p text:style-name="P105">-</text:p>
          </table:table-cell>
        </table:table-row>
        <table:table-row>
          <table:table-cell table:style-name="Tabulka3.A2" office:value-type="float" office:value="4">
            <text:p text:style-name="P105">4</text:p>
          </table:table-cell>
          <table:table-cell table:style-name="Tabulka3.B2" office:value-type="float" office:value="0">
            <text:p text:style-name="P105">1-5 7-9</text:p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C2" office:value-type="string">
            <text:p text:style-name="P105">x</text:p>
          </table:table-cell>
          <table:table-cell table:style-name="Tabulka3.M2" office:value-type="string">
            <text:p text:style-name="P105">x</text:p>
          </table:table-cell>
        </table:table-row>
        <table:table-row>
          <table:table-cell table:style-name="Tabulka3.A2" office:value-type="float" office:value="5">
            <text:p text:style-name="P105">5</text:p>
          </table:table-cell>
          <table:table-cell table:style-name="Tabulka3.B2" office:value-type="float" office:value="0">
            <text:p text:style-name="P106">1-5 7-9</text:p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45">x</text:p>
          </table:table-cell>
          <table:table-cell table:style-name="Tabulka3.C2" office:value-type="string">
            <text:p text:style-name="P145">x</text:p>
          </table:table-cell>
          <table:table-cell table:style-name="Tabulka3.C2" office:value-type="string">
            <text:p text:style-name="P145">x</text:p>
          </table:table-cell>
          <table:table-cell table:style-name="Tabulka3.C2" office:value-type="string">
            <text:p text:style-name="P145">x</text:p>
          </table:table-cell>
          <table:table-cell table:style-name="Tabulka3.C2" office:value-type="string">
            <text:p text:style-name="P145">x</text:p>
          </table:table-cell>
          <table:table-cell table:style-name="Tabulka3.C2" office:value-type="string">
            <text:p text:style-name="P145">x</text:p>
          </table:table-cell>
          <table:table-cell table:style-name="Tabulka3.C2" office:value-type="string">
            <text:p text:style-name="P145">-</text:p>
          </table:table-cell>
          <table:table-cell table:style-name="Tabulka3.M2" office:value-type="string">
            <text:p text:style-name="P145">-</text:p>
          </table:table-cell>
        </table:table-row>
        <table:table-row>
          <table:table-cell table:style-name="Tabulka3.A2" office:value-type="float" office:value="6">
            <text:p text:style-name="P105">6</text:p>
          </table:table-cell>
          <table:table-cell table:style-name="Tabulka3.B2" office:value-type="float" office:value="0">
            <text:p text:style-name="P145">1-12</text:p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45">x</text:p>
          </table:table-cell>
          <table:table-cell table:style-name="Tabulka3.C2" office:value-type="string">
            <text:p text:style-name="P145">x</text:p>
          </table:table-cell>
          <table:table-cell table:style-name="Tabulka3.C2" office:value-type="string">
            <text:p text:style-name="P145">x</text:p>
          </table:table-cell>
          <table:table-cell table:style-name="Tabulka3.C2" office:value-type="string">
            <text:p text:style-name="P145">x</text:p>
          </table:table-cell>
          <table:table-cell table:style-name="Tabulka3.C2" office:value-type="string">
            <text:p text:style-name="P145">x</text:p>
          </table:table-cell>
          <table:table-cell table:style-name="Tabulka3.C2" office:value-type="string">
            <text:p text:style-name="P145">x</text:p>
          </table:table-cell>
          <table:table-cell table:style-name="Tabulka3.C2" office:value-type="string">
            <text:p text:style-name="P145">x</text:p>
          </table:table-cell>
          <table:table-cell table:style-name="Tabulka3.M2" office:value-type="string">
            <text:p text:style-name="P145">x</text:p>
          </table:table-cell>
        </table:table-row>
        <table:table-row>
          <table:table-cell table:style-name="Tabulka3.A2" office:value-type="float" office:value="7">
            <text:p text:style-name="P145">7</text:p>
          </table:table-cell>
          <table:table-cell table:style-name="Tabulka3.B2" office:value-type="float" office:value="0">
            <text:p text:style-name="P145">1-5 7-9</text:p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45">x</text:p>
          </table:table-cell>
          <table:table-cell table:style-name="Tabulka3.C2" office:value-type="string">
            <text:p text:style-name="P145">x</text:p>
          </table:table-cell>
          <table:table-cell table:style-name="Tabulka3.C2" office:value-type="string">
            <text:p text:style-name="P145">x</text:p>
          </table:table-cell>
          <table:table-cell table:style-name="Tabulka3.C2" office:value-type="string">
            <text:p text:style-name="P145">x</text:p>
          </table:table-cell>
          <table:table-cell table:style-name="Tabulka3.C2" office:value-type="string">
            <text:p text:style-name="P145">x</text:p>
          </table:table-cell>
          <table:table-cell table:style-name="Tabulka3.C2" office:value-type="string">
            <text:p text:style-name="P145">-</text:p>
          </table:table-cell>
          <table:table-cell table:style-name="Tabulka3.C2" office:value-type="string">
            <text:p text:style-name="P145">-</text:p>
          </table:table-cell>
          <table:table-cell table:style-name="Tabulka3.M2" office:value-type="string">
            <text:p text:style-name="P145">-</text:p>
          </table:table-cell>
        </table:table-row>
        <table:table-row>
          <table:table-cell table:style-name="Tabulka3.A2" office:value-type="float" office:value="8">
            <text:p text:style-name="P148">8</text:p>
          </table:table-cell>
          <table:table-cell table:style-name="Tabulka3.B2" office:value-type="float" office:value="0">
            <text:p text:style-name="P146"><text:bookmark-start text:name="__DdeLink__2769_93762031"/>1-5 7-9<text:bookmark-end text:name="__DdeLink__2769_93762031"/></text:p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48">x</text:p>
          </table:table-cell>
          <table:table-cell table:style-name="Tabulka3.C2" office:value-type="string">
            <text:p text:style-name="P148">x</text:p>
          </table:table-cell>
          <table:table-cell table:style-name="Tabulka3.C2" office:value-type="string">
            <text:p text:style-name="P148">x</text:p>
          </table:table-cell>
          <table:table-cell table:style-name="Tabulka3.C2" office:value-type="string">
            <text:p text:style-name="P148">x</text:p>
          </table:table-cell>
          <table:table-cell table:style-name="Tabulka3.C2" office:value-type="string">
            <text:p text:style-name="P148">x</text:p>
          </table:table-cell>
          <table:table-cell table:style-name="Tabulka3.C2" office:value-type="string">
            <text:p text:style-name="P148">-</text:p>
          </table:table-cell>
          <table:table-cell table:style-name="Tabulka3.C2" office:value-type="string">
            <text:p text:style-name="P148">x</text:p>
          </table:table-cell>
          <table:table-cell table:style-name="Tabulka3.M2" office:value-type="string">
            <text:p text:style-name="P148">x</text:p>
          </table:table-cell>
        </table:table-row>
        <table:table-row>
          <table:table-cell table:style-name="Tabulka3.A2" office:value-type="float" office:value="9">
            <text:p text:style-name="P149">9</text:p>
          </table:table-cell>
          <table:table-cell table:style-name="Tabulka3.B2" office:value-type="float" office:value="0">
            <text:p text:style-name="P147">1-5 7-9</text:p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49">x</text:p>
          </table:table-cell>
          <table:table-cell table:style-name="Tabulka3.C2" office:value-type="string">
            <text:p text:style-name="P149">x</text:p>
          </table:table-cell>
          <table:table-cell table:style-name="Tabulka3.C2" office:value-type="string">
            <text:p text:style-name="P149">x</text:p>
          </table:table-cell>
          <table:table-cell table:style-name="Tabulka3.C2" office:value-type="string">
            <text:p text:style-name="P149">x</text:p>
          </table:table-cell>
          <table:table-cell table:style-name="Tabulka3.C2" office:value-type="string">
            <text:p text:style-name="P149">-</text:p>
          </table:table-cell>
          <table:table-cell table:style-name="Tabulka3.C2" office:value-type="string">
            <text:p text:style-name="P149">x</text:p>
          </table:table-cell>
          <table:table-cell table:style-name="Tabulka3.C2" office:value-type="string">
            <text:p text:style-name="P149">x</text:p>
          </table:table-cell>
          <table:table-cell table:style-name="Tabulka3.M2" office:value-type="string">
            <text:p text:style-name="P149">x</text:p>
          </table:table-cell>
        </table:table-row>
        <table:table-row>
          <table:table-cell table:style-name="Tabulka3.C2" office:value-type="string">
            <text:p text:style-name="P101"/>
          </table:table-cell>
          <table:table-cell table:style-name="Tabulka3.B2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M2" office:value-type="string">
            <text:p text:style-name="P101"/>
          </table:table-cell>
        </table:table-row>
        <table:table-row>
          <table:table-cell table:style-name="Tabulka3.C2" office:value-type="string">
            <text:p text:style-name="P101"/>
          </table:table-cell>
          <table:table-cell table:style-name="Tabulka3.B2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M2" office:value-type="string">
            <text:p text:style-name="P101"/>
          </table:table-cell>
        </table:table-row>
        <text:soft-page-break/>
        <table:table-row>
          <table:table-cell table:style-name="Tabulka3.A13" office:value-type="string">
            <text:p text:style-name="P101"/>
          </table:table-cell>
          <table:table-cell table:style-name="Tabulka3.B13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M13" office:value-type="string">
            <text:p text:style-name="P101"/>
          </table:table-cell>
        </table:table-row>
        <table:table-row>
          <table:table-cell table:style-name="Tabulka3.A13" office:value-type="string">
            <text:p text:style-name="P101"/>
          </table:table-cell>
          <table:table-cell table:style-name="Tabulka3.B13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M13" office:value-type="string">
            <text:p text:style-name="P101"/>
          </table:table-cell>
        </table:table-row>
        <table:table-row>
          <table:table-cell table:style-name="Tabulka3.A13" office:value-type="string">
            <text:p text:style-name="P101"/>
          </table:table-cell>
          <table:table-cell table:style-name="Tabulka3.B13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A13" office:value-type="string">
            <text:p text:style-name="P101"/>
          </table:table-cell>
          <table:table-cell table:style-name="Tabulka3.M13" office:value-type="string">
            <text:p text:style-name="P101"/>
          </table:table-cell>
        </table:table-row>
        <table:table-row>
          <table:table-cell table:style-name="Tabulka3.C2" office:value-type="string">
            <text:p text:style-name="P101"/>
          </table:table-cell>
          <table:table-cell table:style-name="Tabulka3.B2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C2" office:value-type="string">
            <text:p text:style-name="P101"/>
          </table:table-cell>
          <table:table-cell table:style-name="Tabulka3.M2" office:value-type="string">
            <text:p text:style-name="P101"/>
          </table:table-cell>
        </table:table-row>
      </table:table>
      <text:p text:style-name="P87"/>
      <text:p text:style-name="P144"><text:span text:style-name="T32">Pravidla testovani:</text:span></text:p>
      <text:p text:style-name="P144"><text:span text:style-name="T32">1] Srovnat počet iteraci a úspěšnost v závislosti na počtu vstupních vět</text:span></text:p>
      <text:p text:style-name="P79"/>
      <text:p text:style-name="P59">TEST 1</text:p>
      <text:p text:style-name="P80">použité části značky:</text:p>
      <text:p text:style-name="P80">1 – 9</text:p>
      <text:p text:style-name="P59">použité příznaky:</text:p>
      <text:p text:style-name="P59">všechny</text:p>
      <text:p text:style-name="P88">regularizace:</text:p>
      <text:p text:style-name="P88">L1 – snizovani poctu priznaku</text:p>
      <text:p text:style-name="P93">max iteraci: </text:p>
      <text:p text:style-name="P93">50</text:p>
      <text:p text:style-name="P93">iteraci:</text:p>
      <text:p text:style-name="P93">50</text:p>
      <text:p text:style-name="P79"/>
      <text:p text:style-name="P79">Trénování:</text:p>
      <text:p text:style-name="P79">čas: 8:45</text:p>
      <text:p text:style-name="P79">počet vět: 7000</text:p>
      <text:p text:style-name="P79">počet slov: 114145</text:p>
      <text:p text:style-name="P79">celkový počet možných značek: 724</text:p>
      <text:p text:style-name="P79">počet příznaků: 705690</text:p>
      <text:p text:style-name="P79"/>
      <text:p text:style-name="P79">Správně určených předmětů: 92.37%</text:p>
      <text:p text:style-name="P79">Správně určených vět: 43.08%</text:p>
      <text:p text:style-name="P79">Čas:109 sec</text:p>
      <text:p text:style-name="P129">Počet vzorků: 2000</text:p>
      <text:p text:style-name="P79"/>
      <text:p text:style-name="P51">stroj: PCNLP6</text:p>
      <text:p text:style-name="P79"/>
      <text:p text:style-name="P59">TEST 2</text:p>
      <text:p text:style-name="P80">použité části značky:</text:p>
      <text:p text:style-name="P33"><text:span text:style-name="T4">1 –</text:span><text:span text:style-name="T5"> 5 7 – 9</text:span><text:span text:style-name="T4"> </text:span></text:p>
      <text:p text:style-name="P59">použité příznaky:</text:p>
      <text:p text:style-name="P59">všechny krom 52</text:p>
      <text:p text:style-name="P88">regularizace:</text:p>
      <text:p text:style-name="P88">L1 – snizovani poctu priznaku</text:p>
      <text:p text:style-name="P93">max iteraci: </text:p>
      <text:p text:style-name="P93">50</text:p>
      <text:p text:style-name="P93">iteraci:</text:p>
      <text:p text:style-name="P93">50</text:p>
      <text:p text:style-name="P80"/>
      <text:p text:style-name="P80">Trénování:</text:p>
      <text:p text:style-name="P33"><text:span text:style-name="T4">čas: 8:</text:span><text:span text:style-name="T5">32</text:span></text:p>
      <text:p text:style-name="P80"><text:soft-page-break/>počet vět: 7000</text:p>
      <text:p text:style-name="P80">počet slov: 114145</text:p>
      <text:p text:style-name="P33"><text:span text:style-name="T4">celkový počet možných značek: 7</text:span><text:span text:style-name="T5">10</text:span></text:p>
      <text:p text:style-name="P33"><text:span text:style-name="T4">počet příznaků: 70</text:span><text:span text:style-name="T5">178</text:span><text:span text:style-name="T4">0</text:span></text:p>
      <text:p text:style-name="P80"/>
      <text:p text:style-name="P33"><text:span text:style-name="T4">Správně určených předmětů: 92.</text:span><text:span text:style-name="T5">5</text:span><text:span text:style-name="T4">7%</text:span></text:p>
      <text:p text:style-name="P33"><text:span text:style-name="T4">Správně určených vět: 4</text:span><text:span text:style-name="T5">4</text:span><text:span text:style-name="T4">.0</text:span><text:span text:style-name="T5">7</text:span><text:span text:style-name="T4">%</text:span></text:p>
      <text:p text:style-name="P33"><text:span text:style-name="T4">Čas:1</text:span><text:span text:style-name="T5">18</text:span><text:span text:style-name="T4"> sec</text:span></text:p>
      <text:p text:style-name="P129">Počet vzorků: 2000</text:p>
      <text:p text:style-name="P80"/>
      <text:p text:style-name="P54">stroj: PCNLP5</text:p>
      <text:p text:style-name="P54"/>
      <text:p text:style-name="P38"><text:span text:style-name="T10">T</text:span><text:span text:style-name="T5">EST </text:span><text:span text:style-name="T6">3</text:span></text:p>
      <text:p text:style-name="P81">použité části značky:</text:p>
      <text:p text:style-name="P34"><text:span text:style-name="T4">1 –</text:span><text:span text:style-name="T5"> 5 7 – 9</text:span><text:span text:style-name="T4"> </text:span></text:p>
      <text:p text:style-name="P60">použité příznaky:</text:p>
      <text:p text:style-name="P34"><text:span text:style-name="T5">všechny krom 5</text:span><text:span text:style-name="T6">3</text:span></text:p>
      <text:p text:style-name="P88">regularizace:</text:p>
      <text:p text:style-name="P88">L1 – snizovani poctu priznaku</text:p>
      <text:p text:style-name="P93">max iteraci: </text:p>
      <text:p text:style-name="P93">50</text:p>
      <text:p text:style-name="P93">iteraci:</text:p>
      <text:p text:style-name="P93">50</text:p>
      <text:p text:style-name="P88"/>
      <text:p text:style-name="P81">Trénování:</text:p>
      <text:p text:style-name="P34"><text:span text:style-name="T4">čas: 8:</text:span><text:span text:style-name="T6">04</text:span></text:p>
      <text:p text:style-name="P81">počet vět: 7000</text:p>
      <text:p text:style-name="P81">počet slov: 114145</text:p>
      <text:p text:style-name="P34"><text:span text:style-name="T4">celkový počet možných značek: 7</text:span><text:span text:style-name="T5">10</text:span></text:p>
      <text:p text:style-name="P34"><text:span text:style-name="T4">počet příznaků: </text:span><text:span text:style-name="T6">698346</text:span></text:p>
      <text:p text:style-name="P81"/>
      <text:p text:style-name="P34"><text:span text:style-name="T4">Správně určených předmětů: 9</text:span><text:span text:style-name="T6">1</text:span><text:span text:style-name="T4">.</text:span><text:span text:style-name="T6">68</text:span><text:span text:style-name="T4">%</text:span></text:p>
      <text:p text:style-name="P34"><text:span text:style-name="T4">Správně určených vět: </text:span><text:span text:style-name="T6">37</text:span><text:span text:style-name="T4">.</text:span><text:span text:style-name="T6">46</text:span><text:span text:style-name="T4">%</text:span></text:p>
      <text:p text:style-name="P34"><text:span text:style-name="T4">Čas:1</text:span><text:span text:style-name="T6">02</text:span><text:span text:style-name="T4"> sec</text:span></text:p>
      <text:p text:style-name="P129">Počet vzorků: 2000</text:p>
      <text:p text:style-name="P81"/>
      <text:p text:style-name="P51">stroj: PCNLP4</text:p>
      <text:p text:style-name="P81"/>
      <text:p text:style-name="P34"><text:span text:style-name="T5">TEST </text:span><text:span text:style-name="T6">4</text:span></text:p>
      <text:p text:style-name="P81">použité části značky:</text:p>
      <text:p text:style-name="P34"><text:span text:style-name="T4">1 –</text:span><text:span text:style-name="T5"> 5 7 – 9</text:span><text:span text:style-name="T4"> </text:span></text:p>
      <text:p text:style-name="P60">použité příznaky:</text:p>
      <text:p text:style-name="P60">všechny</text:p>
      <text:p text:style-name="P88">regularizace:</text:p>
      <text:p text:style-name="P88">L1 – snizovani poctu priznaku</text:p>
      <text:p text:style-name="P93">max iteraci: </text:p>
      <text:p text:style-name="P93">50</text:p>
      <text:p text:style-name="P93">iteraci:</text:p>
      <text:p text:style-name="P93">50</text:p>
      <text:p text:style-name="P88"/>
      <text:p text:style-name="P81">Trénování:</text:p>
      <text:p text:style-name="P34"><text:span text:style-name="T4">čas: 8:</text:span><text:span text:style-name="T6">37</text:span></text:p>
      <text:p text:style-name="P81">počet vět: 7000</text:p>
      <text:p text:style-name="P81"><text:soft-page-break/>počet slov: 114145</text:p>
      <text:p text:style-name="P34"><text:span text:style-name="T4">celkový počet možných značek: 7</text:span><text:span text:style-name="T5">10</text:span></text:p>
      <text:p text:style-name="P34"><text:span text:style-name="T4">počet příznaků: </text:span><text:span text:style-name="T7">704330</text:span></text:p>
      <text:p text:style-name="P81"/>
      <text:p text:style-name="P34"><text:span text:style-name="T4">Správně určených předmětů: 9</text:span><text:span text:style-name="T6">1</text:span><text:span text:style-name="T4">.</text:span><text:span text:style-name="T6">68</text:span><text:span text:style-name="T4">%</text:span></text:p>
      <text:p text:style-name="P34"><text:span text:style-name="T4">Správně určených vět: </text:span><text:span text:style-name="T6">37</text:span><text:span text:style-name="T4">.</text:span><text:span text:style-name="T6">46</text:span><text:span text:style-name="T4">%</text:span></text:p>
      <text:p text:style-name="P34"><text:span text:style-name="T4">Čas:1</text:span><text:span text:style-name="T6">02</text:span><text:span text:style-name="T4"> sec</text:span></text:p>
      <text:p text:style-name="P129">Počet vzorků: 2000</text:p>
      <text:p text:style-name="P81"/>
      <text:p text:style-name="P51">stroj: PCNLP3</text:p>
      <text:p text:style-name="P51"/>
      <text:p text:style-name="P46"><text:span text:style-name="T5">TEST </text:span><text:span text:style-name="T25">5</text:span></text:p>
      <text:p text:style-name="P82">použité části značky:</text:p>
      <text:p text:style-name="P46"><text:span text:style-name="T4">1 –</text:span><text:span text:style-name="T5"> 5 7 – 9</text:span><text:span text:style-name="T4"> </text:span></text:p>
      <text:p text:style-name="P61">použité příznaky:</text:p>
      <text:p text:style-name="P88">bez 52 a 53</text:p>
      <text:p text:style-name="P88">regularizace:</text:p>
      <text:p text:style-name="P88">L1 – snizovani poctu priznaku</text:p>
      <text:p text:style-name="P93">max iteraci: </text:p>
      <text:p text:style-name="P93">50</text:p>
      <text:p text:style-name="P93">iteraci:</text:p>
      <text:p text:style-name="P93">50</text:p>
      <text:p text:style-name="P88"/>
      <text:p text:style-name="P82">Trénování:</text:p>
      <text:p text:style-name="P46"><text:span text:style-name="T4">čas: </text:span><text:span text:style-name="T25">6</text:span><text:span text:style-name="T4">:</text:span><text:span text:style-name="T25">00</text:span></text:p>
      <text:p text:style-name="P82">počet vět: 7000</text:p>
      <text:p text:style-name="P82">počet slov: 114145</text:p>
      <text:p text:style-name="P46"><text:span text:style-name="T4">celkový počet možných značek: 7</text:span><text:span text:style-name="T5">10</text:span></text:p>
      <text:p text:style-name="P46"><text:span text:style-name="T4">počet příznaků: </text:span><text:span text:style-name="T25">695796</text:span></text:p>
      <text:p text:style-name="P82"/>
      <text:p text:style-name="P46"><text:span text:style-name="T4">Správně určených předmětů: 9</text:span><text:span text:style-name="T6">1</text:span><text:span text:style-name="T4">.</text:span><text:span text:style-name="T6">6</text:span><text:span text:style-name="T25">6</text:span><text:span text:style-name="T4">%</text:span></text:p>
      <text:p text:style-name="P46"><text:span text:style-name="T4">Správně určených vět: </text:span><text:span text:style-name="T6">3</text:span><text:span text:style-name="T25">8</text:span><text:span text:style-name="T4">.</text:span><text:span text:style-name="T25">97</text:span><text:span text:style-name="T4">%</text:span></text:p>
      <text:p text:style-name="P46"><text:span text:style-name="T4">Čas:</text:span><text:span text:style-name="T25">258</text:span><text:span text:style-name="T4"> sec</text:span></text:p>
      <text:p text:style-name="P129">Počet vzorků: 7000</text:p>
      <text:p text:style-name="P82"/>
      <text:p text:style-name="P88">Velikost modelu: 5819020B</text:p>
      <text:p text:style-name="P82"/>
      <text:p text:style-name="P46"><text:span text:style-name="T7">stroj: PCNLP</text:span><text:span text:style-name="T25">7</text:span></text:p>
      <text:p text:style-name="P88"/>
      <text:p text:style-name="P47"><text:span text:style-name="T5">TEST </text:span><text:span text:style-name="T26">6</text:span></text:p>
      <text:p text:style-name="P83">použité části značky:</text:p>
      <text:p text:style-name="P47"><text:span text:style-name="T4">1 –</text:span><text:span text:style-name="T5"> <text:s/></text:span><text:span text:style-name="T26">12</text:span><text:span text:style-name="T4"> </text:span></text:p>
      <text:p text:style-name="P62">použité příznaky:</text:p>
      <text:p text:style-name="P89">regularizace:</text:p>
      <text:p text:style-name="P89">L1 – snizovani poctu priznaku</text:p>
      <text:p text:style-name="P94">max iteraci: </text:p>
      <text:p text:style-name="P94">50</text:p>
      <text:p text:style-name="P94">iteraci:</text:p>
      <text:p text:style-name="P94">50</text:p>
      <text:p text:style-name="P89"/>
      <text:p text:style-name="P83">Trénování:</text:p>
      <text:p text:style-name="P47"><text:span text:style-name="T4">čas: </text:span><text:span text:style-name="T26">1</text:span><text:span text:style-name="T25">6</text:span><text:span text:style-name="T4">:</text:span><text:span text:style-name="T26">14</text:span></text:p>
      <text:p text:style-name="P83">počet vět: 7000</text:p>
      <text:p text:style-name="P83"><text:soft-page-break/>počet slov: 114145</text:p>
      <text:p text:style-name="P47"><text:span text:style-name="T4">celkový počet možných značek: </text:span><text:span text:style-name="T26">890</text:span></text:p>
      <text:p text:style-name="P47"><text:span text:style-name="T4">počet příznaků </text:span><text:span text:style-name="T26">na začátku</text:span><text:span text:style-name="T4">: </text:span><text:span text:style-name="T26">733602</text:span></text:p>
      <text:p text:style-name="P47"><text:span text:style-name="T4">počet příznaků </text:span><text:span text:style-name="T26">na konci</text:span><text:span text:style-name="T4">: </text:span><text:span text:style-name="T26">153016</text:span></text:p>
      <text:p text:style-name="P83"/>
      <text:p text:style-name="P47"><text:span text:style-name="T4">Správně určených předmětů: 9</text:span><text:span text:style-name="T6">1</text:span><text:span text:style-name="T4">.</text:span><text:span text:style-name="T6">6</text:span><text:span text:style-name="T25">6</text:span><text:span text:style-name="T4">%</text:span></text:p>
      <text:p text:style-name="P47"><text:span text:style-name="T4">Správně určených vět: </text:span><text:span text:style-name="T6">3</text:span><text:span text:style-name="T25">8</text:span><text:span text:style-name="T4">.</text:span><text:span text:style-name="T26">73</text:span><text:span text:style-name="T4">%</text:span></text:p>
      <text:p text:style-name="P47"><text:span text:style-name="T4">Čas:</text:span><text:span text:style-name="T26">729</text:span><text:span text:style-name="T4"> sec</text:span></text:p>
      <text:p text:style-name="P129">Počet vzorků: 7000</text:p>
      <text:p text:style-name="P83"/>
      <text:p text:style-name="P47"><text:span text:style-name="T7">stroj: PCNLP</text:span><text:span text:style-name="T28">6</text:span></text:p>
      <text:p text:style-name="P89"/>
      <text:p text:style-name="P48"><text:span text:style-name="T5">TEST </text:span><text:span text:style-name="T28">7</text:span></text:p>
      <text:p text:style-name="P84">použité části značky:</text:p>
      <text:p text:style-name="P129">1 – 5 7 – 9 </text:p>
      <text:p text:style-name="P63">použité příznaky:</text:p>
      <text:p text:style-name="P129">krom U51 U52 U53</text:p>
      <text:p text:style-name="P90">regularizace:</text:p>
      <text:p text:style-name="P90">L1 – snizovani poctu priznaku</text:p>
      <text:p text:style-name="P95">max iteraci: </text:p>
      <text:p text:style-name="P95">50</text:p>
      <text:p text:style-name="P95">iteraci:</text:p>
      <text:p text:style-name="P95">50</text:p>
      <text:p text:style-name="P90"/>
      <text:p text:style-name="P84">Trénování:</text:p>
      <text:p text:style-name="P48"><text:span text:style-name="T4">čas: </text:span><text:span text:style-name="T27">5:46</text:span></text:p>
      <text:p text:style-name="P84">počet vět: 7000</text:p>
      <text:p text:style-name="P84">počet slov: 114145</text:p>
      <text:p text:style-name="P48"><text:span text:style-name="T4">celkový počet možných značek: </text:span><text:span text:style-name="T26">890</text:span></text:p>
      <text:p text:style-name="P48"><text:span text:style-name="T4">počet příznaků </text:span><text:span text:style-name="T26">na začátku</text:span><text:span text:style-name="T4">: </text:span><text:span text:style-name="T27">695796</text:span></text:p>
      <text:p text:style-name="P48"><text:span text:style-name="T4">počet příznaků </text:span><text:span text:style-name="T26">na konci</text:span><text:span text:style-name="T4">: </text:span><text:span text:style-name="T26">1</text:span><text:span text:style-name="T27">36287</text:span></text:p>
      <text:p text:style-name="P84"/>
      <text:p text:style-name="P48"><text:span text:style-name="T4">Správně určených předmětů: 9</text:span><text:span text:style-name="T27">0</text:span><text:span text:style-name="T4">.</text:span><text:span text:style-name="T27">10</text:span><text:span text:style-name="T4">%</text:span></text:p>
      <text:p text:style-name="P48"><text:span text:style-name="T4">Správně určených vět: </text:span><text:span text:style-name="T27">27</text:span><text:span text:style-name="T4">.</text:span><text:span text:style-name="T27">59</text:span><text:span text:style-name="T4">%</text:span></text:p>
      <text:p text:style-name="P48"><text:span text:style-name="T4">Čas:</text:span><text:span text:style-name="T27">374</text:span><text:span text:style-name="T4"> sec</text:span></text:p>
      <text:p text:style-name="P129">Počet vzorků: 7000</text:p>
      <text:p text:style-name="P84"/>
      <text:p text:style-name="P90">Velikost modelu: 5819020B</text:p>
      <text:p text:style-name="P84"/>
      <text:p text:style-name="P48"><text:span text:style-name="T7">stroj: PCNLP</text:span><text:span text:style-name="T25">5</text:span></text:p>
      <text:p text:style-name="P90"/>
      <text:p text:style-name="P49"><text:span text:style-name="T5">TEST </text:span><text:span text:style-name="T28">8</text:span></text:p>
      <text:p text:style-name="P85">použité části značky:</text:p>
      <text:p text:style-name="P130">1 – 5 7 – 9 </text:p>
      <text:p text:style-name="P64">použité příznaky:</text:p>
      <text:p text:style-name="P130">krom U51</text:p>
      <text:p text:style-name="P91">regularizace:</text:p>
      <text:p text:style-name="P91">L1 – snizovani poctu priznaku</text:p>
      <text:p text:style-name="P96">max iteraci: </text:p>
      <text:p text:style-name="P96">50</text:p>
      <text:p text:style-name="P96">iteraci:</text:p>
      <text:p text:style-name="P96">50</text:p>
      <text:p text:style-name="P91"/>
      <text:p text:style-name="P85"><text:soft-page-break/>Trénování:</text:p>
      <text:p text:style-name="P49"><text:span text:style-name="T4">čas: </text:span><text:span text:style-name="T28">7:04</text:span></text:p>
      <text:p text:style-name="P85">počet vět: 7000</text:p>
      <text:p text:style-name="P85">počet slov: 114145</text:p>
      <text:p text:style-name="P49"><text:span text:style-name="T4">celkový počet možných značek: </text:span><text:span text:style-name="T28">710</text:span></text:p>
      <text:p text:style-name="P49"><text:span text:style-name="T4">počet příznaků </text:span><text:span text:style-name="T26">na začátku</text:span><text:span text:style-name="T4">: </text:span><text:span text:style-name="T27">69</text:span><text:span text:style-name="T28">3967</text:span></text:p>
      <text:p text:style-name="P49"><text:span text:style-name="T4">počet příznaků </text:span><text:span text:style-name="T26">na konci</text:span><text:span text:style-name="T4">: </text:span><text:span text:style-name="T26">1</text:span><text:span text:style-name="T28">43972</text:span></text:p>
      <text:p text:style-name="P85"/>
      <text:p text:style-name="P49"><text:span text:style-name="T4">Správně určených předmětů: 9</text:span><text:span text:style-name="T28">2</text:span><text:span text:style-name="T4">.</text:span><text:span text:style-name="T27">0</text:span><text:span text:style-name="T28">2</text:span><text:span text:style-name="T4">%</text:span></text:p>
      <text:p text:style-name="P49"><text:span text:style-name="T4">Správně určených vět: </text:span><text:span text:style-name="T28">40</text:span><text:span text:style-name="T4">.</text:span><text:span text:style-name="T28">66</text:span><text:span text:style-name="T4">%</text:span></text:p>
      <text:p text:style-name="P49"><text:span text:style-name="T4">Čas:</text:span><text:span text:style-name="T27">3</text:span><text:span text:style-name="T28">64</text:span><text:span text:style-name="T4"> sec</text:span></text:p>
      <text:p text:style-name="P130">Počet vzorků: 7000</text:p>
      <text:p text:style-name="P85"/>
      <text:p text:style-name="P91">Velikost modelu: <text:span text:style-name="T28">6098568</text:span>B</text:p>
      <text:p text:style-name="P85"/>
      <text:p text:style-name="P49"><text:span text:style-name="T7">stroj: PCNLP</text:span><text:span text:style-name="T29">4</text:span></text:p>
      <text:p text:style-name="P137"/>
      <text:p text:style-name="P50"><text:span text:style-name="T5">TEST </text:span><text:span text:style-name="T29">9</text:span></text:p>
      <text:p text:style-name="P86">použité části značky:</text:p>
      <text:p text:style-name="P131">1 – 5 7 – 9 </text:p>
      <text:p text:style-name="P65">použité příznaky:</text:p>
      <text:p text:style-name="P65"><text:span text:style-name="T27">krom U5</text:span><text:span text:style-name="T29">0</text:span></text:p>
      <text:p text:style-name="P92">regularizace:</text:p>
      <text:p text:style-name="P92">L1 – snizovani poctu priznaku</text:p>
      <text:p text:style-name="P97">max iteraci: </text:p>
      <text:p text:style-name="P97">50</text:p>
      <text:p text:style-name="P97">iteraci:</text:p>
      <text:p text:style-name="P97">50</text:p>
      <text:p text:style-name="P92"/>
      <text:p text:style-name="P86">Trénování:</text:p>
      <text:p text:style-name="P50"><text:span text:style-name="T4">čas: </text:span><text:span text:style-name="T29">8</text:span><text:span text:style-name="T28">:</text:span><text:span text:style-name="T29">1</text:span><text:span text:style-name="T28">4</text:span></text:p>
      <text:p text:style-name="P86">počet vět: 7000</text:p>
      <text:p text:style-name="P86">počet slov: 114145</text:p>
      <text:p text:style-name="P50"><text:span text:style-name="T4">celkový počet možných značek: </text:span><text:span text:style-name="T28">710</text:span></text:p>
      <text:p text:style-name="P50"><text:span text:style-name="T4">počet příznaků </text:span><text:span text:style-name="T26">na začátku</text:span><text:span text:style-name="T4">: </text:span><text:span text:style-name="T29">703183</text:span></text:p>
      <text:p text:style-name="P50"><text:span text:style-name="T4">počet příznaků </text:span><text:span text:style-name="T26">na konci</text:span><text:span text:style-name="T4">: </text:span><text:span text:style-name="T26">1</text:span><text:span text:style-name="T29">39097</text:span></text:p>
      <text:p text:style-name="P86"/>
      <text:p text:style-name="P50"><text:span text:style-name="T4">Správně určených předmětů: </text:span><text:span text:style-name="T30">86</text:span><text:span text:style-name="T4">.</text:span><text:span text:style-name="T30">6</text:span><text:span text:style-name="T28">2</text:span><text:span text:style-name="T4">%</text:span></text:p>
      <text:p text:style-name="P50"><text:span text:style-name="T4">Správně určených vět: </text:span><text:span text:style-name="T30">7</text:span><text:span text:style-name="T4">.</text:span><text:span text:style-name="T30">10</text:span><text:span text:style-name="T4">%</text:span></text:p>
      <text:p text:style-name="P50"><text:span text:style-name="T4">Čas:</text:span><text:span text:style-name="T27">3</text:span><text:span text:style-name="T30">78</text:span><text:span text:style-name="T4"> sec</text:span></text:p>
      <text:p text:style-name="P131">Počet vzorků: 7000</text:p>
      <text:p text:style-name="P86"/>
      <text:p text:style-name="P92">Velikost modelu: <text:span text:style-name="T29">5854992</text:span>B</text:p>
      <text:p text:style-name="P86"/>
      <text:p text:style-name="P50"><text:span text:style-name="T7">stroj: PCNLP</text:span><text:span text:style-name="T29">3</text:span></text:p>
      <text:p text:style-name="P50"><text:span text:style-name="T29"/></text:p>
      <text:p text:style-name="P139"><text:span text:style-name="T5">TEST </text:span><text:span text:style-name="T29">9</text:span></text:p>
      <text:p text:style-name="P140">použité části značky:</text:p>
      <text:p text:style-name="P132">1 – 5 7 – 9 </text:p>
      <text:p text:style-name="P141">použité příznaky:</text:p>
      <text:p text:style-name="P141"><text:span text:style-name="T31">všechny</text:span></text:p>
      <text:p text:style-name="P136">regularizace:</text:p>
      <text:p text:style-name="P136">L1 – snizovani poctu priznaku</text:p>
      <text:p text:style-name="P142"><text:soft-page-break/>max iteraci: </text:p>
      <text:p text:style-name="P142"><text:span text:style-name="T31">100</text:span></text:p>
      <text:p text:style-name="P142">iteraci:</text:p>
      <text:p text:style-name="P142"><text:span text:style-name="T31">68</text:span></text:p>
      <text:p text:style-name="P136"/>
      <text:p text:style-name="P140">Trénování:</text:p>
      <text:p text:style-name="P139"><text:span text:style-name="T4">čas: </text:span><text:span text:style-name="T31">21</text:span><text:span text:style-name="T28">:</text:span><text:span text:style-name="T31">17</text:span></text:p>
      <text:p text:style-name="P140">počet vět: 7000</text:p>
      <text:p text:style-name="P140">počet slov: 114145</text:p>
      <text:p text:style-name="P139"><text:span text:style-name="T4">celkový počet možných značek: </text:span><text:span text:style-name="T28">710</text:span></text:p>
      <text:p text:style-name="P139"><text:span text:style-name="T4">počet příznaků </text:span><text:span text:style-name="T26">na začátku</text:span><text:span text:style-name="T4">: </text:span><text:span text:style-name="T29">703183</text:span></text:p>
      <text:p text:style-name="P139"><text:span text:style-name="T4">počet příznaků </text:span><text:span text:style-name="T26">na konci</text:span><text:span text:style-name="T4">: </text:span><text:span text:style-name="T31">123675</text:span></text:p>
      <text:p text:style-name="P140"/>
      <text:p text:style-name="P139"><text:span text:style-name="T4">Správně určených předmětů: </text:span><text:span text:style-name="T30">86</text:span><text:span text:style-name="T4">.</text:span><text:span text:style-name="T30">6</text:span><text:span text:style-name="T31">9</text:span><text:span text:style-name="T4">%</text:span></text:p>
      <text:p text:style-name="P139"><text:span text:style-name="T4">Správně určených vět: </text:span><text:span text:style-name="T31">6.82</text:span><text:span text:style-name="T4">%</text:span></text:p>
      <text:p text:style-name="P139"><text:span text:style-name="T4">Čas:</text:span><text:span text:style-name="T31">260</text:span><text:span text:style-name="T4"> sec</text:span></text:p>
      <text:p text:style-name="P132">Počet vzorků: 7000</text:p>
      <text:p text:style-name="P140"/>
      <text:p text:style-name="P136">Velikost modelu: <text:span text:style-name="T31">5232252</text:span>B</text:p>
      <text:p text:style-name="P140"/>
      <text:p text:style-name="P139"><text:span text:style-name="T7">stroj: PCNLP</text:span><text:span text:style-name="T29">3</text:span></text:p>
      <text:p text:style-name="P25">Literatura</text:p>
      <text:p text:style-name="P29">crfpp.sourcefoge.net</text:p>
      <text:section text:style-name="Sect1" text:name="Sekce1" text:protected="true">
        <text:section-source xlink:href="http://ucnk.ff.cuni.cz/bonito/znacky.php"/>
        <text:p text:style-name="P116"><text:script script:language="javascript">if (navigator.appName=="Microsoft Internet Explorer")
document.write("&lt;link rel=stylesheet href=style/cnk-ie.css&gt;");</text:script>var gaJsHost = (("https:" == document.location.protocol) ? "https://ssl." : "http://www.");<text:line-break/>document.write(unescape("%3Cscript src='" + gaJsHost +<text:line-break/>"google-analytics.com/ga.js' type='text/javascript'%3E%3C/script%3E"));try {<text:line-break/>var pageTracker = _gat._getTracker("UA-9255139-1");<text:line-break/>pageTracker._trackPageview();<text:line-break/>} catch(err) {}</text:p>
      </text:section>
      <text:p text:style-name="P28"/>
      <text:p text:style-name="P25">Seznam příloh</text:p>
      <text:p text:style-name="P16">Příloha 1. Manuál ...</text:p>
      <text:p text:style-name="P16">Příloha 2. Zdrojové texty ...</text:p>
      <text:p text:style-name="P16">Příloha 3. CD/DVD ..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Osaka" svg:font-family="Osaka, Verdana, sans-serif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size="11pt" fo:language="cs" fo:country="CZ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-left="0cm" fo:margin-right="0cm" fo:margin-top="0cm" fo:margin-bottom="0.423cm" fo:text-indent="0cm" style:auto-text-indent="false" fo:keep-with-next="always"/>
      <style:text-properties fo:font-size="24pt" fo:font-weight="bold" style:letter-kerning="true" style:font-size-asian="2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-left="0cm" fo:margin-right="0cm" fo:margin-top="0.635cm" fo:margin-bottom="0.106cm" fo:text-indent="0cm" style:auto-text-indent="false" fo:keep-with-next="always"/>
      <style:text-properties fo:font-size="20pt" fo:font-weight="bold" style:font-size-asian="20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-left="0cm" fo:margin-right="0cm" fo:margin-top="0.423cm" fo:margin-bottom="0.106cm" fo:text-indent="0cm" style:auto-text-indent="false" fo:keep-with-next="always"/>
      <style:text-properties fo:font-size="16pt" fo:font-weight="bold" style:font-size-asian="16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-left="0cm" fo:margin-right="0cm" fo:margin-top="0.423cm" fo:margin-bottom="0.106cm" fo:text-indent="0cm" style:auto-text-indent="false" fo:keep-with-next="always"/>
      <style:text-properties fo:font-weight="bold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fo:font-size="12pt" style:font-size-asian="12pt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style:font-name-complex="Arial" style:font-size-complex="11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text:number-lines="false" text:line-number="0">
        <style:tab-stops>
          <style:tab-stop style:position="8.001cm" style:type="center"/>
          <style:tab-stop style:position="16.002cm" style:type="right"/>
        </style:tab-stops>
        <style:background-image/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1.058cm" fo:margin-bottom="0cm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1cm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cm" fo:margin-bottom="0.423cm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cm" fo:margin-bottom="0.212cm"/>
      <style:text-properties fo:font-size="24pt" fo:language="de" fo:country="DE" fo:font-weight="bold" style:font-size-asian="24pt" style:font-weight-asian="bold" style:font-size-complex="20pt"/>
    </style:style>
    <style:style style:name="Odstavec_20_první" style:display-name="Odstavec první" style:family="paragraph" style:parent-style-name="Standard" style:next-style-name="Odstavec_20_další">
      <style:paragraph-properties fo:text-align="justify" style:justify-single-word="false"/>
    </style:style>
    <style:style style:name="Odstavec_20_další" style:display-name="Odstavec další" style:family="paragraph" style:parent-style-name="Odstavec_20_první">
      <style:paragraph-properties fo:margin-left="0cm" fo:margin-right="0cm" fo:text-align="justify" style:justify-single-word="false" fo:text-indent="1cm" style:auto-text-indent="false"/>
    </style:style>
    <style:style style:name="Text_20_v_20_bloku" style:display-name="Text v bloku" style:family="paragraph" style:parent-style-name="Standard">
      <style:paragraph-properties fo:margin-left="2.498cm" fo:margin-right="-0.826cm" fo:line-height="100%" fo:text-indent="1.249cm" style:auto-text-indent="false"/>
      <style:text-properties fo:color="#808080" style:font-name="Arial" fo:font-size="22pt" style:font-size-asian="22pt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 style:parent-style-name="Standardní_20_písmo_20_odstavce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Standardní_20_písmo_20_odstavce" style:display-name="Standardní písmo odstavce" style:family="text"/>
    <style:style style:name="ds1_20_Char" style:display-name="ds1 Char" style:family="text" style:parent-style-name="Standardní_20_písmo_20_odstavce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 style:parent-style-name="ds1_20_Char">
      <style:text-properties fo:font-size="18pt" fo:language="de" fo:country="DE" fo:font-weight="bold" style:font-size-asian="18pt" style:font-weight-asian="bold" style:font-size-complex="18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2cm"/>
      </text:outline-level-style>
      <text:outline-level-style text:level="2" style:num-format="1" text:display-levels="2">
        <style:list-level-properties text:min-label-width="2cm"/>
      </text:outline-level-style>
      <text:outline-level-style text:level="3" style:num-format="1" text:display-levels="3">
        <style:list-level-properties text:min-label-width="2cm"/>
      </text:outline-level-style>
      <text:outline-level-style text:level="4" style:num-format="1" text:display-levels="4">
        <style:list-level-properties text:min-label-width="2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 text:min-label-distance="1.492cm" fo:text-align="end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 text:min-label-distance="1.492cm" fo:text-align="end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format="1">
        <style:list-level-properties text:space-before="0.635cm" text:min-label-width="0.866cm" fo:text-align="center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1">
        <style:list-level-properties text:min-label-width="2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2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1">
        <style:list-level-properties text:min-label-width="1.27cm" text:min-label-distance="0.635cm" fo:text-align="end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format="1">
        <style:list-level-properties text:min-label-width="2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format="1">
        <style:list-level-properties text:min-label-width="2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format="1" text:display-levels="4">
        <style:list-level-properties text:min-label-width="2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format="1">
        <style:list-level-properties text:min-label-width="2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 text:min-label-distance="1.492cm" fo:text-align="end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858cm" fo:margin-right="2.268cm" fo:background-color="transparent" style:writing-mode="lr-tb" style:layout-grid-color="#c0c0c0" style:layout-grid-lines="40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858cm" fo:margin-right="2.268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2.799cm" fo:margin-right="2.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fo:background-color="#f5fffa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Titulni_20_list" style:display-name="Titulni list" style:page-layout-name="Mpm3" style:next-style-name="Standard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10-05-06T02:52:52</meta:creation-date>
    <dc:language>cs-CZ</dc:language>
    <meta:editing-cycles>19</meta:editing-cycles>
    <meta:editing-duration>PT49H50M42S</meta:editing-duration>
    <dc:date>2010-08-01T11:41:38</dc:date>
    <meta:document-statistic meta:table-count="3" meta:image-count="0" meta:object-count="0" meta:page-count="24" meta:paragraph-count="617" meta:word-count="3025" meta:character-count="19281"/>
    <meta:user-defined meta:name="Info 1"/>
    <meta:user-defined meta:name="Info 2"/>
    <meta:user-defined meta:name="Info 3"/>
    <meta:user-defined meta:name="Info 4"/>
  </office:meta>
</office:document-meta>
</file>